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 manifest:full-path="Object 60/Configurations2/accelerator/current.xml"/>
  <manifest:file-entry manifest:media-type="application/vnd.sun.xml.ui.configuration" manifest:full-path="Object 60/Configurations2/"/>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 manifest:full-path="Object 61/Configurations2/accelerator/current.xml"/>
  <manifest:file-entry manifest:media-type="application/vnd.sun.xml.ui.configuration" manifest:full-path="Object 61/Configurations2/"/>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 manifest:full-path="Object 62/Configurations2/accelerator/current.xml"/>
  <manifest:file-entry manifest:media-type="application/vnd.sun.xml.ui.configuration" manifest:full-path="Object 62/Configurations2/"/>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application/vnd.oasis.opendocument.formula" manifest:version="1.2" manifest:full-path="Object 48/"/>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 manifest:full-path="ObjectReplacements/Object 14"/>
  <manifest:file-entry manifest:media-type="application/x-openoffice-gdimetafile;windows_formatname=&quot;GDIMetaFile&quot;" manifest:full-path="ObjectReplacements/Object 39"/>
  <manifest:file-entry manifest:media-type=""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 manifest:full-path="ObjectReplacements/Object 40"/>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 manifest:full-path="ObjectReplacements/Object 46"/>
  <manifest:file-entry manifest:media-type="application/x-openoffice-gdimetafile;windows_formatname=&quot;GDIMetaFile&quot;" manifest:full-path="ObjectReplacements/Object 22"/>
  <manifest:file-entry manifest:media-type=""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 manifest:full-path="Object 50/Configurations2/accelerator/current.xml"/>
  <manifest:file-entry manifest:media-type="application/vnd.sun.xml.ui.configuration" manifest:full-path="Object 50/Configurations2/"/>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 manifest:full-path="Object 51/Configurations2/accelerator/current.xml"/>
  <manifest:file-entry manifest:media-type="application/vnd.sun.xml.ui.configuration" manifest:full-path="Object 51/Configurations2/"/>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 manifest:full-path="Object 54/Configurations2/accelerator/current.xml"/>
  <manifest:file-entry manifest:media-type="application/vnd.sun.xml.ui.configuration" manifest:full-path="Object 54/Configurations2/"/>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 manifest:full-path="Object 56/Configurations2/accelerator/current.xml"/>
  <manifest:file-entry manifest:media-type="application/vnd.sun.xml.ui.configuration" manifest:full-path="Object 56/Configurations2/"/>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 manifest:full-path="Object 57/Configurations2/accelerator/current.xml"/>
  <manifest:file-entry manifest:media-type="application/vnd.sun.xml.ui.configuration" manifest:full-path="Object 57/Configurations2/"/>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 manifest:full-path="Object 58/Configurations2/accelerator/current.xml"/>
  <manifest:file-entry manifest:media-type="application/vnd.sun.xml.ui.configuration" manifest:full-path="Object 58/Configurations2/"/>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9.839cm" table:align="margins"/>
    </style:style>
    <style:style style:name="Tableau1.A" style:family="table-column">
      <style:table-column-properties style:column-width="4.919cm" style:rel-column-width="32767*"/>
    </style:style>
    <style:style style:name="Tableau1.B" style:family="table-column">
      <style:table-column-properties style:column-width="4.91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fo:font-size="12pt" style:font-size-asian="12pt" style:font-size-complex="12pt"/>
    </style:style>
    <style:style style:name="P4" style:family="paragraph" style:parent-style-name="Text_20_body">
      <style:paragraph-properties fo:margin-left="0cm" fo:margin-right="0cm" fo:text-indent="0cm" style:auto-text-indent="false"/>
      <style:text-properties style:font-name="Times New Roman"/>
    </style:style>
    <style:style style:name="P5" style:family="paragraph" style:parent-style-name="Text_20_body">
      <style:paragraph-properties fo:margin-left="0cm" fo:margin-right="0cm" fo:text-indent="0cm" style:auto-text-indent="false"/>
      <style:text-properties style:font-name="Times New Roman1"/>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text-properties style:text-position="0% 100%" style:font-name="Times New Roman"/>
    </style:style>
    <style:style style:name="P10" style:family="paragraph" style:parent-style-name="Text_20_body">
      <style:text-properties style:text-position="0% 100%" style:font-name="Times New Roman1" style:font-weight-complex="normal"/>
    </style:style>
    <style:style style:name="P11" style:family="paragraph" style:parent-style-name="Heading">
      <style:paragraph-properties fo:text-align="center" style:justify-single-word="false"/>
    </style:style>
    <style:style style:name="P12" style:family="paragraph" style:parent-style-name="Text_20_body">
      <style:paragraph-properties fo:margin-left="1.085cm" fo:margin-right="1.746cm" fo:text-indent="0cm" style:auto-text-indent="false"/>
      <style:text-properties fo:font-size="11pt" style:font-size-asian="11pt" style:font-size-complex="11pt"/>
    </style:style>
    <style:style style:name="P13" style:family="paragraph" style:parent-style-name="List_20_Indent">
      <style:paragraph-properties fo:margin-left="1.984cm" fo:margin-right="0cm" fo:text-indent="-0.979cm" style:auto-text-indent="false"/>
    </style:style>
    <style:style style:name="P14" style:family="paragraph" style:parent-style-name="Standard">
      <style:paragraph-properties fo:margin-left="-0.026cm" fo:margin-right="0cm" fo:text-align="justify" style:justify-single-word="false" fo:text-indent="0cm" style:auto-text-indent="false"/>
    </style:style>
    <style:style style:name="P15" style:family="paragraph" style:parent-style-name="petit-titre">
      <style:paragraph-properties fo:break-before="page"/>
    </style:style>
    <style:style style:name="P16" style:family="paragraph" style:parent-style-name="Frame_20_contents">
      <style:paragraph-properties fo:margin-left="0.009cm" fo:margin-right="0.009cm" fo:text-align="center" style:justify-single-word="false" fo:text-indent="0cm" style:auto-text-indent="false"/>
    </style:style>
    <style:style style:name="P17" style:family="paragraph" style:parent-style-name="Fram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8" style:family="paragraph" style:parent-style-name="Footnote">
      <style:paragraph-properties style:text-autospace="none"/>
    </style:style>
    <style:style style:name="P19" style:family="paragraph" style:parent-style-name="Standard" style:list-style-name="L6">
      <style:paragraph-properties fo:text-align="justify" style:justify-single-word="false"/>
    </style:style>
    <style:style style:name="P20" style:family="paragraph" style:parent-style-name="Standard" style:list-style-name="L5">
      <style:paragraph-properties fo:margin-left="-0.026cm" fo:margin-right="0cm" fo:text-align="justify" style:justify-single-word="false" fo:text-indent="0cm" style:auto-text-indent="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style:font-name="Times New Roman"/>
    </style:style>
    <style:style style:name="P25" style:family="paragraph" style:parent-style-name="Text_20_body" style:list-style-name="L4"/>
    <style:style style:name="P26" style:family="paragraph" style:parent-style-name="Text_20_body">
      <style:paragraph-properties fo:margin-left="0cm" fo:margin-right="0cm" fo:text-indent="0cm" style:auto-text-indent="false"/>
    </style:style>
    <style:style style:name="P27" style:family="paragraph" style:parent-style-name="Text_20_body" style:list-style-name="L1">
      <style:paragraph-properties fo:margin-left="0cm" fo:margin-right="0cm" fo:text-indent="0cm" style:auto-text-indent="false"/>
    </style:style>
    <style:style style:name="P28" style:family="paragraph" style:parent-style-name="Text_20_body" style:list-style-name="L5">
      <style:paragraph-properties fo:margin-left="0cm" fo:margin-right="0cm" fo:text-indent="0cm" style:auto-text-indent="false"/>
    </style:style>
    <style:style style:name="P29"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ize="12pt" fo:font-weight="normal" style:font-size-asian="12pt" style:font-weight-asian="normal" style:font-size-complex="12pt" style:font-weight-complex="normal"/>
    </style:style>
    <style:style style:name="T11" style:family="text">
      <style:text-properties style:text-position="sub 58%" style:font-name="Times New Roman1"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fo:font-weight="normal" style:font-weight-asian="normal" style:font-size-complex="12pt" style:font-weight-complex="normal"/>
    </style:style>
    <style:style style:name="T14" style:family="text">
      <style:text-properties style:text-position="sub 58%" fo:font-size="12pt" fo:font-weight="normal" style:font-size-asian="12pt" style:font-weight-asian="normal" style:font-size-complex="12pt" style:font-weight-complex="normal"/>
    </style:style>
    <style:style style:name="T15" style:family="text">
      <style:text-properties style:text-position="sub 58%" style:font-name="Times New Roman"/>
    </style:style>
    <style:style style:name="T16" style:family="text">
      <style:text-properties style:font-weight-complex="bold"/>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style:text-position="0% 100%" style:font-name="Times New Roman1" fo:font-weight="normal" style:font-weight-asian="normal" style:font-weight-complex="normal"/>
    </style:style>
    <style:style style:name="T20" style:family="text">
      <style:text-properties style:text-position="0% 100%" style:font-name="Times New Roman1" fo:font-style="italic" fo:font-weight="normal" style:font-style-asian="italic" style:font-weight-asian="normal" style:font-style-complex="italic" style:font-weight-complex="normal"/>
    </style:style>
    <style:style style:name="T21" style:family="text">
      <style:text-properties style:text-position="0% 100%" style:font-name="Times New Roman1" fo:font-style="normal" fo:font-weight="normal" style:font-style-asian="normal" style:font-weight-asian="normal" style:font-style-complex="normal" style:font-weight-complex="normal"/>
    </style:style>
    <style:style style:name="T22" style:family="text">
      <style:text-properties style:text-position="0% 100%" style:font-name="Times New Roman1" fo:font-style="normal" fo:font-weight="normal" style:font-size-asian="10.5pt" style:font-style-asian="normal" style:font-weight-asian="normal" style:font-style-complex="normal" style:font-weight-complex="normal"/>
    </style:style>
    <style:style style:name="T23" style:family="text">
      <style:text-properties style:text-position="0% 100%" style:font-name="Times New Roman1"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style:font-weight-asian="normal" style:font-size-complex="12pt" style:font-weight-complex="normal"/>
    </style:style>
    <style:style style:name="T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text-position="0% 100%" style:font-name="Times New Roman"/>
    </style:style>
    <style:style style:name="T28" style:family="text">
      <style:text-properties style:text-position="0% 100%" style:font-name="Times New Roman" fo:font-style="normal" fo:font-weight="normal" style:font-size-asian="10.5pt" style:font-style-asian="normal" style:font-weight-asian="normal" style:font-style-complex="normal" style:font-weight-complex="normal"/>
    </style:style>
    <style:style style:name="T29" style:family="text">
      <style:text-properties style:text-position="0% 100%" style:font-name="Times New Roman" fo:font-size="12pt" style:font-size-asian="12pt" style:font-size-complex="12pt"/>
    </style:style>
    <style:style style:name="T3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style:font-name="Times New Roman"/>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normal" style:font-style-asian="normal" style:font-style-complex="normal"/>
    </style:style>
    <style:style style:name="T35" style:family="text">
      <style:text-properties style:font-name="Times New Roman"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style:font-style-asian="normal" style:font-style-complex="normal"/>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lectronic barter market</text:p>
      <text:p text:style-name="P7">Olivier Chaussavoine</text:p>
      <text:p text:style-name="P7">olivier.chaussavoine@gmail.com</text:p>
      <text:p text:style-name="P7"/>
      <text:p text:style-name="P2">abstract</text:p>
      <text:p text:style-name="P12">openBarter is a software defining a barter market. A generalization of representations of resources, prices and bids is used to meet together bids that form exchange cycles into draft agreements using a priority order equivalent to the best price rule of a regular market using a monetary medium. By considering value as multi-dimensional, this software proposes a regulation mean for allocation of a large diversity of scarce ecological resources.</text:p>
      <text:p text:style-name="P1"/>
      <text:p text:style-name="P1">Day-to-day experience shows that the difficulty of driving a system grows as its complexity. Using words of cybernetics the number of dimensions of a command signal required to maintain the stability of a system increases as its complexity. Applied to the stability of life on earth and if we consider the dollar as a mono-dimensional command signal, it is not surprising that many attempts to adapt the markets to the urgent needs of ecological economics is not convincing so far. </text:p>
      <text:p text:style-name="P1">The physical model of greenhouse gases for example depends on a diversity of gas spices including many trace gases whose abundances need to be accurately monitored<text:note text:id="ftn1" text:note-class="footnote"><text:note-citation>1</text:note-citation><text:note-body><text:p text:style-name="P18"><text:reference-mark-start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span text:style-name="T45">W.C. WANG and others, ‘Greenhouse Effects Dues to Man-Made Perturbations of Traces Gases’, </text:span><text:span text:style-name="T38">SCIENCES</text:span><text:span text:style-name="T36">, 194 (1976), 685,690.</text:span><text:reference-mark-end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p></text:note-body></text:note>. The primary requirement of adaptation is the multidimensionality of resources. Unfortunately, the urgency of building of a market linking this model to the financial systems imposed a simplification of its command signal to a single dimension, the carbon.</text:p>
      <text:p text:style-name="P1">But it is the physical reality of natural processes that should drive adaptation of markets and not the contrary. In order to adapt allocation of resources to the reality of natural processes, <text:s text:c="2"/></text:p>
      <text:p text:style-name="P1">// TODO</text:p>
      <text:p text:style-name="P1">the Each ecological resource <text:s/>Allocation is an attempt to regulate a complex problem with a single dimension. </text:p>
      <text:p text:style-name="P1">an openBarter is a database that stores ownership of values where primitives can be executed <text:s/>to make <text:s/>new bids, remove them or to read a price. New bids create draft agreements than can be accepted or refused by partners. </text:p>
      <text:p text:style-name="P1">A resource is seen as a value and defined by a couple <text:span text:style-name="T40">(quantity,quality)</text:span>, where<text:span text:style-name="T41"> quantity </text:span>is an integer, and<text:span text:style-name="T41"> quality </text:span>a name. </text:p>
      <text:p text:style-name="P1">A bid is as a statement of an owner to provide a value defined by (quantity,quality) in exchange of an other quality for a given ratio <text:span text:style-name="variable_5f_math"><text:span text:style-name="T1">ω</text:span></text:span> between provided and received quantities. Like the price this ratio <text:span text:style-name="variable_5f_math"><text:span text:style-name="T3">ω</text:span></text:span><text:span text:style-name="T37"> measures</text:span> the relative utility of resources exchanged. </text:p>
      <text:p text:style-name="P1">// END TODO</text:p>
      <text:p text:style-name="P10"/>
      <text:h text:style-name="Heading_20_1" text:outline-level="1"><text:bookmark-start text:name="__RefNumPara__844_305553116"/><text:soft-page-break/>Bilateral exchange<text:bookmark-end text:name="__RefNumPara__844_305553116"/></text:h>
      <text:p text:style-name="P1"><text:span text:style-name="T43">Using the regular definition of price for an exchange between a seller providing 10 Kg of apples in exchange of 20 pounds, the price is 2 pounds/Kg. Likewise, if a seller provides a quantity </text:span><text:span text:style-name="variable_5f_math"><text:span text:style-name="T43">g</text:span></text:span><text:span text:style-name="T43"> of goods to a buyer in exchange of a quantity </text:span><text:span text:style-name="variable_5f_math"><text:span text:style-name="T43">m</text:span></text:span><text:span text:style-name="T43"> of money, the regular definition of price is: </text:span><text:span text:style-name="T43"><draw:frame draw:style-name="fr4" draw:name="Objet6" text:anchor-type="as-char" svg:width="1.252cm" svg:height="0.997cm" draw:z-index="29"><draw:object xlink:href="./Object 6" xlink:type="simple" xlink:show="embed" xlink:actuate="onLoad"/><draw:image xlink:href="./ObjectReplacements/Object 6" xlink:type="simple" xlink:show="embed" xlink:actuate="onLoad"/></draw:frame></text:span><text:span text:style-name="T43">. </text:span></text:p>
      <text:p text:style-name="P1"><text:span text:style-name="T43">Buyer and seller have usually different ideas of prices, We note the buyer price </text:span><text:span text:style-name="variable_5f_math"><text:span text:style-name="T43">p</text:span></text:span><text:span text:style-name="variable_5f_math"><text:span text:style-name="T14">b</text:span></text:span><text:span text:style-name="T43"> and the seller </text:span><text:span text:style-name="T43">price </text:span><text:span text:style-name="variable_5f_math"><text:span text:style-name="T43">p</text:span></text:span><text:span text:style-name="variable_5f_math"><text:span text:style-name="T14">s </text:span></text:span><text:span text:style-name="variable_5f_math"><text:span text:style-name="T26">. An agreement between the buyer and the seller is the result of a barter between these prices.</text:span></text:span><text:span text:style-name="variable_5f_math"><text:span text:style-name="T14"> </text:span></text:span></text:p>
      <text:p text:style-name="P1"><text:span text:style-name="T43">If we consider now the ratio between quantities provided and received that </text:span><text:span text:style-name="variable_5f_math"><text:span text:style-name="T5">depends on the view-</text:span></text:span><text:span text:style-name="variable_5f_math"><text:span text:style-name="T5">point.</text:span></text:span></text:p>
      <text:p text:style-name="P1"><text:span text:style-name="variable_5f_math"><text:span text:style-name="T5">this ratio is</text:span></text:span><text:span text:style-name="T42"> </text:span><text:span text:style-name="variable_5f_math"><text:span text:style-name="T6">ω</text:span></text:span><text:span text:style-name="variable_5f_math"><text:span text:style-name="T10">b</text:span></text:span><text:span text:style-name="variable_5f_math"><text:span text:style-name="T5"> for </text:span></text:span><text:span text:style-name="T43">the buyer and <text:s/></text:span><text:span text:style-name="T6">such as</text:span><text:span text:style-name="T43"><draw:frame draw:style-name="fr4" draw:name="Objet7" text:anchor-type="as-char" svg:width="1.402cm" svg:height="0.997cm" draw:z-index="0"><draw:object xlink:href="./Object 7" xlink:type="simple" xlink:show="embed" xlink:actuate="onLoad"/><draw:image xlink:href="./ObjectReplacements/Object 7" xlink:type="simple" xlink:show="embed" xlink:actuate="onLoad"/></draw:frame></text:span><text:span text:style-name="T43"> </text:span></text:p>
      <text:p text:style-name="P1"><text:span text:style-name="T43">and </text:span><text:span text:style-name="variable_5f_math"><text:span text:style-name="T6">ω</text:span></text:span><text:span text:style-name="variable_5f_math"><text:span text:style-name="T10">s</text:span></text:span><text:span text:style-name="variable_5f_math"><text:span text:style-name="T5"> <text:s/>for the seller </text:span></text:span><text:span text:style-name="T6">such as</text:span><text:span text:style-name="T43"><draw:frame draw:style-name="fr4" draw:name="Objet8" text:anchor-type="as-char" svg:width="1.385cm" svg:height="0.998cm" draw:z-index="30"><draw:object xlink:href="./Object 8" xlink:type="simple" xlink:show="embed" xlink:actuate="onLoad"/><draw:image xlink:href="./ObjectReplacements/Object 8" xlink:type="simple" xlink:show="embed" xlink:actuate="onLoad"/></draw:frame></text:span><text:span text:style-name="T43">. </text:span></text:p>
      <text:p text:style-name="P3">We can observe that <draw:frame draw:style-name="fr4" draw:name="Objet9" text:anchor-type="as-char" svg:width="1.418cm" svg:height="0.531cm" draw:z-index="1"><draw:object xlink:href="./Object 9" xlink:type="simple" xlink:show="embed" xlink:actuate="onLoad"/><draw:image xlink:href="./ObjectReplacements/Object 9" xlink:type="simple" xlink:show="embed" xlink:actuate="onLoad"/></draw:frame> <text:s/>and <draw:frame draw:style-name="fr4" draw:name="Objet10" text:anchor-type="as-char" svg:width="1.471cm" svg:height="1.062cm" draw:z-index="2"><draw:object xlink:href="./Object 10" xlink:type="simple" xlink:show="embed" xlink:actuate="onLoad"/><draw:image xlink:href="./ObjectReplacements/Object 10" xlink:type="simple" xlink:show="embed" xlink:actuate="onLoad"/></draw:frame></text:p>
      <text:h text:style-name="Heading_20_2" text:outline-level="2">Agreement </text:h>
      <text:p text:style-name="P1">Agreement on price between the buyer and the seller exists when their respective prices <text:span text:style-name="variable_5f_math">p</text:span><text:span text:style-name="variable_5f_math"><text:span text:style-name="T7">b</text:span></text:span> and <text:span text:style-name="variable_5f_math">p</text:span><text:span text:style-name="variable_5f_math"><text:span text:style-name="T7">s</text:span></text:span> are equal: <text:s/><draw:frame draw:style-name="fr4"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text:span text:style-name="T37">statement using expressions</text:span><text:span text:style-name="T39"> </text:span><text:span text:style-name="variable_5f_math"><text:span text:style-name="T4">ω</text:span></text:span><text:span text:style-name="variable_5f_math"><text:span text:style-name="T11">b </text:span></text:span><text:span text:style-name="T21">and</text:span><text:span text:style-name="T20"> </text:span><text:span text:style-name="T39"><text:s/></text:span><text:span text:style-name="variable_5f_math"><text:span text:style-name="T4">ω</text:span></text:span><text:span text:style-name="variable_5f_math"><text:span text:style-name="T11">s <text:s/></text:span></text:span><text:span text:style-name="T37">of price is: </text:span></text:p>
      <text:p text:style-name="P1"><draw:frame draw:style-name="fr5" draw:name="Objet12" text:anchor-type="paragraph" svg:x="6.685cm" svg:y="-0.102cm" svg:width="3.632cm" svg:height="1.062cm" draw:z-index="7"><draw:object xlink:href="./Object 12" xlink:type="simple" xlink:show="embed" xlink:actuate="onLoad"/><draw:image xlink:href="./ObjectReplacements/Object 12" xlink:type="simple" xlink:show="embed" xlink:actuate="onLoad"/></draw:frame> <text:tab/>[1] </text:p>
      <text:h text:style-name="Heading_20_2" text:outline-level="2">Best matching </text:h>
      <text:p text:style-name="P1">Using the regular definition of price, preference of prices depends on the point of view:</text:p>
      <text:list xml:id="list501346835" text:style-name="L1">
        <text:list-item>
          <text:p text:style-name="P21">For the buyer, <draw:frame draw:style-name="fr4" draw:name="Objet2" text:anchor-type="as-char" svg:width="1.647cm" svg:height="0.533cm" draw:z-index="9"><draw:object xlink:href="./Object 2" xlink:type="simple" xlink:show="embed" xlink:actuate="onLoad"/><draw:image xlink:href="./ObjectReplacements/Object 2" xlink:type="simple" xlink:show="embed" xlink:actuate="onLoad"/></draw:frame>means <text:span text:style-name="variable_5f_math"><text:span text:style-name="T41">p</text:span></text:span><text:span text:style-name="variable_5f_math"><text:span text:style-name="T12">b2</text:span></text:span><text:span text:style-name="variable_5f_math"><text:span text:style-name="T26"> is better than <text:s/></text:span></text:span><text:span text:style-name="variable_5f_math"><text:span text:style-name="T25">p</text:span></text:span><text:span text:style-name="variable_5f_math"><text:span text:style-name="T13">b1</text:span></text:span><text:span text:style-name="variable_5f_math"><text:span text:style-name="T26"> . </text:span></text:span></text:p>
        </text:list-item>
        <text:list-item>
          <text:p text:style-name="P21"><text:span text:style-name="variable_5f_math"><text:span text:style-name="T26">For the seller, <text:s/></text:span></text:span><text:span text:style-name="variable_5f_math"><text:span text:style-name="T26"><draw:frame draw:style-name="fr4" draw:name="Objet23" text:anchor-type="as-char" svg:width="1.616cm" svg:height="0.533cm" draw:z-index="10"><draw:object xlink:href="./Object 23" xlink:type="simple" xlink:show="embed" xlink:actuate="onLoad"/><draw:image xlink:href="./ObjectReplacements/Object 23" xlink:type="simple" xlink:show="embed" xlink:actuate="onLoad"/></draw:frame></text:span></text:span><text:span text:style-name="variable_5f_math"><text:span text:style-name="T26">means </text:span></text:span><text:span text:style-name="variable_5f_math"><text:span text:style-name="T25">p</text:span></text:span><text:span text:style-name="variable_5f_math"><text:span text:style-name="T13">s2</text:span></text:span><text:span text:style-name="variable_5f_math"><text:span text:style-name="T26"> is better than <text:s/></text:span></text:span><text:span text:style-name="variable_5f_math"><text:span text:style-name="T25">p</text:span></text:span><text:span text:style-name="variable_5f_math"><text:span text:style-name="T13">s1</text:span></text:span><text:span text:style-name="variable_5f_math"><text:span text:style-name="T26"> . </text:span></text:span></text:p>
          <text:p text:style-name="P27"><text:span text:style-name="variable_5f_math"><text:span text:style-name="T26">But these rules are called the best price rule by both of them.</text:span></text:span></text:p>
        </text:list-item>
      </text:list>
      <text:h text:style-name="Heading_20_2" text:outline-level="2">Compromise</text:h>
      <text:p text:style-name="Text_20_body">Compromise is required when buyer and seller do not agree on their prices; that is when <draw:frame draw:style-name="fr4" draw:name="Objet15" text:anchor-type="as-char" svg:width="1.385cm" svg:height="0.533cm" draw:z-index="31"><draw:object xlink:href="./Object 1" xlink:type="simple" xlink:show="embed" xlink:actuate="onLoad"/><draw:image xlink:href="./ObjectReplacements/Object 1" xlink:type="simple" xlink:show="embed" xlink:actuate="onLoad"/><svg:desc>formule</svg:desc></draw:frame><text:span text:style-name="T41">. If we choose the geometric mean of <text:s/></text:span><text:span text:style-name="variable_5f_math"><text:span text:style-name="T41">p</text:span></text:span><text:span text:style-name="variable_5f_math"><text:span text:style-name="T12">b</text:span></text:span><text:span text:style-name="T41"> and </text:span><text:span text:style-name="variable_5f_math"><text:span text:style-name="T41">p</text:span></text:span><text:span text:style-name="variable_5f_math"><text:span text:style-name="T12">s</text:span></text:span><text:span text:style-name="variable_5f_math"><text:span text:style-name="T31">:</text:span></text:span><text:span text:style-name="T41"><draw:frame draw:style-name="fr4" draw:name="Objet16" text:anchor-type="as-char" svg:width="2.387cm" svg:height="0.57cm" draw:z-index="32"><draw:object xlink:href="./Object 16" xlink:type="simple" xlink:show="embed" xlink:actuate="onLoad"/><draw:image xlink:href="./ObjectReplacements/Object 16" xlink:type="simple" xlink:show="embed" xlink:actuate="onLoad"/><svg:desc>formule</svg:desc></draw:frame></text:span><text:span text:style-name="T41">as the result of the compromise we can observe that </text:span><text:span text:style-name="T41"><draw:frame draw:style-name="fr4" draw:name="Objet33" text:anchor-type="as-char" svg:width="1.651cm" svg:height="1.125cm" draw:z-index="36"><draw:object xlink:href="./Object 18" xlink:type="simple" xlink:show="embed" xlink:actuate="onLoad"/><draw:image xlink:href="./ObjectReplacements/Object 18" xlink:type="simple" xlink:show="embed" xlink:actuate="onLoad"/><svg:desc>formule</svg:desc></draw:frame></text:span><text:span text:style-name="T37">. Since an increase for one side should be compared to a decrease for the other these ratios </text:span><text:span text:style-name="T37"><draw:frame draw:style-name="fr4" draw:name="Objet41" text:anchor-type="as-char" svg:width="0.75cm" svg:height="1.064cm" draw:z-index="37"><draw:object xlink:href="./Object 20" xlink:type="simple" xlink:show="embed" xlink:actuate="onLoad"/><draw:image xlink:href="./ObjectReplacements/Object 20" xlink:type="simple" xlink:show="embed" xlink:actuate="onLoad"/><svg:desc>formule</svg:desc></draw:frame></text:span><text:span text:style-name="T37">and </text:span><text:span text:style-name="T37"><draw:frame draw:style-name="fr4" draw:name="Objet44" text:anchor-type="as-char" svg:width="0.75cm" svg:height="1.064cm" draw:z-index="38"><draw:object xlink:href="./Object 33" xlink:type="simple" xlink:show="embed" xlink:actuate="onLoad"/><draw:image xlink:href="./ObjectReplacements/Object 33" xlink:type="simple" xlink:show="embed" xlink:actuate="onLoad"/><svg:desc>formule</svg:desc></draw:frame></text:span><text:span text:style-name="T37">measure the negotiation effort of the buyer and the seller respectively. Such a rule that balance efforts of partners is the reason why we propose to choose this geometric mean. </text:span></text:p>
      <text:p text:style-name="Text_20_body"><draw:frame draw:style-name="fr5" draw:name="Objet18" text:anchor-type="paragraph" svg:x="7.174cm" svg:y="0.829cm" svg:width="2.651cm" svg:height="1.928cm" draw:z-index="22"><draw:object xlink:href="./Object 41" xlink:type="simple" xlink:show="embed" xlink:actuate="onLoad"/><draw:image xlink:href="./ObjectReplacements/Object 41" xlink:type="simple" xlink:show="embed" xlink:actuate="onLoad"/><svg:desc>formule</svg:desc></draw:frame><text:span text:style-name="T41">Expressed using </text:span><text:span text:style-name="variable_5f_math"><text:span text:style-name="T2">ω</text:span></text:span><text:span text:style-name="T41">, this barter provides new values <text:s/></text:span><text:span text:style-name="variable_5f_math"><text:span text:style-name="T2">ω'</text:span></text:span><text:span text:style-name="variable_5f_math"><text:span text:style-name="T12">s </text:span></text:span><text:span text:style-name="T24">and </text:span><text:span text:style-name="variable_5f_math"><text:span text:style-name="T19">ω'</text:span></text:span><text:span text:style-name="variable_5f_math"><text:span text:style-name="T9">b</text:span></text:span><text:span text:style-name="T19"> such as</text:span><text:span text:style-name="T18">:</text:span></text:p>
      <text:p text:style-name="Text_20_body"/>
      <text:p text:style-name="Text_20_body"><text:soft-page-break/></text:p>
      <text:p text:style-name="Text_20_body"/>
      <text:p text:style-name="Text_20_body"/>
      <text:p text:style-name="Text_20_body">We can verify that their product is 1 as expected by [1].</text:p>
      <text:p text:style-name="Text_20_body">The result of this<text:span text:style-name="T36"> compromise</text:span> has the same form for both partners:</text:p>
      <text:p text:style-name="Text_20_body"/>
      <text:p text:style-name="Text_20_body"><draw:frame draw:style-name="fr6" draw:name="Objet20" text:anchor-type="paragraph" svg:width="2.517cm" svg:height="0.898cm" draw:z-index="23"><draw:object xlink:href="./Object 44" xlink:type="simple" xlink:show="embed" xlink:actuate="onLoad"/><draw:image xlink:href="./ObjectReplacements/Object 44" xlink:type="simple" xlink:show="embed" xlink:actuate="onLoad"/><svg:desc>formule</svg:desc></draw:frame><text:tab/>[2] </text:p>
      <text:p text:style-name="Text_20_body"/>
      <text:p text:style-name="Text_20_body">It is used to compute the quantity of money and of stock finally exchanged between the buyer and the seller.</text:p>
      <text:h text:style-name="Heading_20_2" text:outline-level="2">Maximum order book</text:h>
      <text:p text:style-name="Text_20_body">The process performed by a maximum order book when a new order (bid or ask) is submitted can be presented as follows:</text:p>
      <text:p text:style-name="P13">A. <text:tab/>The list of orders matching this new order is obtained from the order book. If this list is empty, the new order is stored in the order book and the process stops. </text:p>
      <text:p text:style-name="P13">B. <text:tab/>The best order is found from this list according to the best price rule,</text:p>
      <text:p text:style-name="List_20_Indent">C. <text:tab/>The execution produces a couple of movements between partners that reduces the provided and required quantities of the couple of orders. Among these two orders, at least one is complete. If the new order is not complete, the process is repeated from A. Otherwise the process stops.</text:p>
      <text:p text:style-name="List_20_Indent"/>
      <text:p text:style-name="Text_20_body">The matching can be a “limit price” or “market”. In both cases, the matching is possible when the quality of the stock provided by the bid is the same as the <text:s/>quality required by the ask. For <text:s/>a “limit price”, bids are rejected if the compromise is higher than a limit defined by the buyer, and asks are rejected if the compromise is lower than a limit defined by the seller.</text:p>
      <text:p text:style-name="Text_20_body">The matching requires a compromise between the couple of orders. This compromise is required to find an agreement between buyer and seller and finally execute their orders. It is a meaning of the word 'barter' different from an economic exchange that do require any currency. We will only use the latter in this paper.</text:p>
      <text:p text:style-name="petit-titre"/>
      <text:h text:style-name="Heading_20_1" text:outline-level="1">Multilateral exchange </text:h>
      <text:h text:style-name="Heading_20_2" text:outline-level="2">Agreement</text:h>
      <text:p text:style-name="P1">Let's consider a list of <text:span text:style-name="variable_5f_math"><text:span text:style-name="T16">n</text:span></text:span> orders where the quality offered by one equals the quality required by the following, and where the quality offered by the last equals the quality required by the first order. This list forms a potential multilateral exchange cycle. <text:s/>An order<text:span text:style-name="variable_5f_math"> i </text:span>with <draw:frame draw:style-name="fr4" draw:name="Objet13" text:anchor-type="as-char" svg:width="2.118cm" svg:height="0.482cm" draw:z-index="39"><draw:object xlink:href="./Object 3" xlink:type="simple" xlink:show="embed" xlink:actuate="onLoad"/><draw:image xlink:href="./ObjectReplacements/Object 3" xlink:type="simple" xlink:show="embed" xlink:actuate="onLoad"/><svg:desc>formule</svg:desc></draw:frame>offers a quantity qp<text:span text:style-name="T7">i </text:span><text:span text:style-name="T17">and requires a quantity <text:s/>qr</text:span><text:span text:style-name="T7">i </text:span><text:span text:style-name="T17">. Let </text:span><text:span text:style-name="T17"><draw:frame draw:style-name="fr4" draw:name="Objet47" text:anchor-type="as-char" svg:width="0.503cm" svg:height="0.369cm" draw:z-index="41"><draw:object xlink:href="./Object 47" xlink:type="simple" xlink:show="embed" xlink:actuate="onLoad"/><draw:image xlink:href="./ObjectReplacements/Object 47" xlink:type="simple" xlink:show="embed" xlink:actuate="onLoad"/></draw:frame></text:span><text:span text:style-name="T17"> be the vector with coordinates </text:span><text:span text:style-name="variable_5f_math"><text:span text:style-name="T18">ω</text:span></text:span><text:span text:style-name="variable_5f_math"><text:span text:style-name="T8">i</text:span></text:span><text:span text:style-name="T17"> : <text:s text:c="9"/></text:span>.</text:p>
      <text:p text:style-name="P1"><draw:frame draw:style-name="fr7" draw:name="Objet14" text:anchor-type="paragraph" svg:x="8.253cm" svg:y="-0.099cm" svg:width="1.552cm" svg:height="1.125cm" draw:z-index="11"><draw:object xlink:href="./Object 5" xlink:type="simple" xlink:show="embed" xlink:actuate="onLoad"/><draw:image xlink:href="./ObjectReplacements/Object 5" xlink:type="simple" xlink:show="embed" xlink:actuate="onLoad"/><svg:desc>formule</svg:desc></draw:frame></text:p>
      <text:p text:style-name="P1"><text:soft-page-break/>Let's suppose an agreement exists between partners, and that each partner <text:span text:style-name="variable_5f_math">i</text:span> , with <draw:frame draw:style-name="fr4" draw:name="Objet3" text:anchor-type="as-char" svg:width="2.118cm" svg:height="0.482cm" draw:z-index="46"><draw:object xlink:href="./Object 4" xlink:type="simple" xlink:show="embed" xlink:actuate="onLoad"/><draw:image xlink:href="./ObjectReplacements/Object 4" xlink:type="simple" xlink:show="embed" xlink:actuate="onLoad"/><svg:desc>formule</svg:desc></draw:frame>, <text:s/>of the cycle provides a given quantity <text:span text:style-name="variable_5f_math">q</text:span><text:span text:style-name="variable_5f_math"><text:span text:style-name="T7">i</text:span></text:span><text:span text:style-name="variable_5f_math"> </text:span>to an other partner. Let <draw:frame draw:style-name="fr4" draw:name="Objet48" text:anchor-type="as-char" svg:width="0.677cm" svg:height="0.527cm" draw:z-index="47"><draw:object xlink:href="./Object 48" xlink:type="simple" xlink:show="embed" xlink:actuate="onLoad"/><draw:image xlink:href="./ObjectReplacements/Object 48" xlink:type="simple" xlink:show="embed" xlink:actuate="onLoad"/><svg:desc>formule</svg:desc></draw:frame>be the vector with coordinates <text:span text:style-name="variable_5f_math"><text:span text:style-name="T1">ω'</text:span></text:span><text:span text:style-name="variable_5f_math"><text:span text:style-name="T8">i</text:span></text:span> ratio between quantity provided and quantity received by a partner <text:span text:style-name="variable_5f_math">i</text:span> <text:s text:c="2"/>: </text:p>
      <text:p text:style-name="P1"><draw:frame draw:style-name="fr7" draw:name="Objet4" text:anchor-type="paragraph" svg:x="6.354cm" svg:y="-0.007cm" svg:width="4.89cm" svg:height="2.272cm" draw:z-index="12"><draw:object xlink:href="./Object 14" xlink:type="simple" xlink:show="embed" xlink:actuate="onLoad"/><draw:image xlink:href="./ObjectReplacements/Object 14" xlink:type="simple" xlink:show="embed" xlink:actuate="onLoad"/><svg:desc>formule</svg:desc></draw:frame>If we make the product of those <text:span text:style-name="variable_5f_math">n</text:span> expression, </text:p>
      <text:p text:style-name="P1">we obtain: <draw:frame draw:style-name="fr8" draw:name="Objet5" text:anchor-type="char" svg:x="6.5cm" svg:y="-0.051cm" svg:width="4.74cm" svg:height="1.161cm" draw:z-index="13"><draw:object xlink:href="./Object 15" xlink:type="simple" xlink:show="embed" xlink:actuate="onLoad"/><draw:image xlink:href="./ObjectReplacements/Object 15" xlink:type="simple" xlink:show="embed" xlink:actuate="onLoad"/><svg:desc>formule</svg:desc></draw:frame></text:p>
      <text:p text:style-name="P1"/>
      <text:p text:style-name="P1">We see that when an agreement exists, we have:</text:p>
      <text:p text:style-name="P1"><draw:frame draw:style-name="fr5" draw:name="Objet17" text:anchor-type="paragraph" svg:x="7.348cm" svg:y="-0.064cm" svg:width="1.951cm" svg:height="1.139cm" draw:z-index="14"><draw:object xlink:href="./Object 17" xlink:type="simple" xlink:show="embed" xlink:actuate="onLoad"/><draw:image xlink:href="./ObjectReplacements/Object 17" xlink:type="simple" xlink:show="embed" xlink:actuate="onLoad"/><svg:desc>formule</svg:desc></draw:frame><text:tab/>[3]</text:p>
      <text:p text:style-name="P1"/>
      <text:p text:style-name="P1">We also see that [1] is a special case of [3].</text:p>
      <text:p text:style-name="P1">If the product of <text:span text:style-name="variable_5f_math"><text:span text:style-name="T18">ω</text:span></text:span><text:span text:style-name="variable_5f_math"><text:span text:style-name="T8">i</text:span></text:span><text:span text:style-name="variable_5f_math"><text:span text:style-name="T22"> is 1, we just choose </text:span></text:span><text:span text:style-name="variable_5f_math"><text:span text:style-name="T22"><draw:frame draw:style-name="fr4" draw:name="Objet49" text:anchor-type="as-char" svg:width="1.334cm" svg:height="0.527cm" draw:z-index="48"><draw:object xlink:href="./Object 49" xlink:type="simple" xlink:show="embed" xlink:actuate="onLoad"/><draw:image xlink:href="./ObjectReplacements/Object 49" xlink:type="simple" xlink:show="embed" xlink:actuate="onLoad"/></draw:frame></text:span></text:span><text:span text:style-name="variable_5f_math"><text:span text:style-name="T22"> in order to verify this necessary condition. <text:s/>Otherwise, <text:s/></text:span></text:span><text:span text:style-name="variable_5f_math"><text:span text:style-name="T22"><draw:frame draw:style-name="fr4" draw:name="Objet50" text:anchor-type="as-char" svg:width="0.503cm" svg:height="0.369cm" draw:z-index="49"><draw:object xlink:href="./Object 50" xlink:type="simple" xlink:show="embed" xlink:actuate="onLoad"/><draw:image xlink:href="./ObjectReplacements/Object 50" xlink:type="simple" xlink:show="embed" xlink:actuate="onLoad"/></draw:frame></text:span></text:span><text:span text:style-name="T23"> need to be adjusted to obtain a compromise </text:span><text:span text:style-name="variable_5f_math"><text:span text:style-name="T22"><draw:frame draw:style-name="fr4" draw:name="Objet51" text:anchor-type="as-char" svg:width="0.677cm" svg:height="0.527cm" draw:z-index="50"><draw:object xlink:href="./Object 51" xlink:type="simple" xlink:show="embed" xlink:actuate="onLoad"/><draw:image xlink:href="./ObjectReplacements/Object 51" xlink:type="simple" xlink:show="embed" xlink:actuate="onLoad"/><svg:desc>formule</svg:desc></draw:frame></text:span></text:span><text:span text:style-name="T23">.</text:span></text:p>
      <text:h text:style-name="Heading_20_2" text:outline-level="2"><text:bookmark-start text:name="__RefNumPara__1123_1535420370"/><text:s/>Best matching<text:bookmark-end text:name="__RefNumPara__1123_1535420370"/></text:h>
      <text:p text:style-name="Text_20_body"><text:span text:style-name="variable_5f_math"><text:span text:style-name="T32"/></text:span></text:p>
      <text:p text:style-name="P8">When a new order is added to the order book, the search for coincidence provides a set of cycles that will be transformed into agreements using a priority order that should comply with the best price rule of the bilateral case.</text:p>
      <text:p text:style-name="Text_20_body">A potential agreement is defined by a cycle C of orders and corresponding<text:span text:style-name="T39"> </text:span><text:span text:style-name="variable_5f_math"><text:span text:style-name="T4">ω</text:span></text:span><text:span text:style-name="variable_5f_math"><text:span text:style-name="T11">i</text:span></text:span><text:span text:style-name="variable_5f_math"><text:span text:style-name="T39"> </text:span></text:span><text:span text:style-name="variable_5f_math"><text:span text:style-name="T37">with</text:span></text:span><text:span text:style-name="variable_5f_math"> </text:span><text:span text:style-name="variable_5f_math"><draw:frame draw:style-name="fr4" draw:name="Objet42" text:anchor-type="as-char" svg:width="2.118cm" svg:height="0.482cm" draw:z-index="52"><draw:object xlink:href="./Object 42" xlink:type="simple" xlink:show="embed" xlink:actuate="onLoad"/><draw:image xlink:href="./ObjectReplacements/Object 42" xlink:type="simple" xlink:show="embed" xlink:actuate="onLoad"/><svg:desc>formule</svg:desc></draw:frame></text:span><text:span text:style-name="variable_5f_math">. </text:span></text:p>
      <text:p text:style-name="P8">For a cycle C, we note <text:span text:style-name="T1">Ω </text:span>the product <draw:frame draw:style-name="fr4" draw:name="Objet21" text:anchor-type="as-char" svg:width="1.212cm" svg:height="1.139cm" draw:z-index="53"><draw:object xlink:href="./Object 13" xlink:type="simple" xlink:show="embed" xlink:actuate="onLoad"/><draw:image xlink:href="./ObjectReplacements/Object 13" xlink:type="simple" xlink:show="embed" xlink:actuate="onLoad"/><svg:desc>formule</svg:desc></draw:frame>. </text:p>
      <text:p text:style-name="P8">We propose to define a total order <draw:frame draw:style-name="fr4" draw:name="Objet26" text:anchor-type="as-char" svg:width="0.757cm" svg:height="0.469cm" draw:z-index="54"><draw:object xlink:href="./Object 26" xlink:type="simple" xlink:show="embed" xlink:actuate="onLoad"/><draw:image xlink:href="./ObjectReplacements/Object 26" xlink:type="simple" xlink:show="embed" xlink:actuate="onLoad"/><svg:desc>formule</svg:desc></draw:frame>on the set of cycles found as follows:</text:p>
      <text:p text:style-name="P8"><draw:frame draw:style-name="fr9" draw:name="Objet43" text:anchor-type="paragraph" svg:y="0.069cm" svg:width="3.18cm" svg:height="0.533cm" draw:z-index="6"><draw:object xlink:href="./Object 43" xlink:type="simple" xlink:show="embed" xlink:actuate="onLoad"/><draw:image xlink:href="./ObjectReplacements/Object 43" xlink:type="simple" xlink:show="embed" xlink:actuate="onLoad"/></draw:frame> [4]</text:p>
      <text:p text:style-name="P8">Since this order is total, it defines a maximum cycle on the set of cycles. </text:p>
      <text:p text:style-name="P9">Let's consider the best price rule from the view-point of buyers and sellers.</text:p>
      <text:p text:style-name="P9">A buyer compares cycles C<text:span text:style-name="T7">1</text:span> and C<text:span text:style-name="T7">2</text:span> when a common order belongs to both – it is an ask in this case. It's price is p<text:span text:style-name="T7">b</text:span>, and prices of corresponding bids are p<text:span text:style-name="T7">s1</text:span> and p<text:span text:style-name="T7">s2</text:span>. He chooses C<text:span text:style-name="T7">2</text:span> when <draw:frame draw:style-name="fr4" draw:name="Objet29" text:anchor-type="as-char" svg:width="1.616cm" svg:height="0.533cm" draw:z-index="15"><draw:object xlink:href="./Object 29" xlink:type="simple" xlink:show="embed" xlink:actuate="onLoad"/><draw:image xlink:href="./ObjectReplacements/Object 29" xlink:type="simple" xlink:show="embed" xlink:actuate="onLoad"/><svg:desc>formule</svg:desc></draw:frame>. Since <text:s/><draw:frame draw:style-name="fr4" draw:name="Objet1" text:anchor-type="as-char" svg:width="1.471cm" svg:height="1.062cm" draw:z-index="16"><draw:object xlink:href="./Object 21" xlink:type="simple" xlink:show="embed" xlink:actuate="onLoad"/><draw:image xlink:href="./ObjectReplacements/Object 21" xlink:type="simple" xlink:show="embed" xlink:actuate="onLoad"/><svg:desc>formule</svg:desc></draw:frame>we <text:s/>have: <draw:frame draw:style-name="fr4" draw:name="Objet30" text:anchor-type="as-char" svg:width="8.447cm" svg:height="0.533cm" draw:z-index="17"><draw:object xlink:href="./Object 30" xlink:type="simple" xlink:show="embed" xlink:actuate="onLoad"/><draw:image xlink:href="./ObjectReplacements/Object 30" xlink:type="simple" xlink:show="embed" xlink:actuate="onLoad"/><svg:desc>formule</svg:desc></draw:frame></text:p>
      <text:p text:style-name="Text_20_body"><text:span text:style-name="T27">A seller compares cycles C</text:span><text:span text:style-name="T15">1</text:span><text:span text:style-name="T27"> and C</text:span><text:span text:style-name="T15">2</text:span><text:span text:style-name="T27"> when a common order belongs to both – it is a bid in this case. It's price is p</text:span><text:span text:style-name="T15">s</text:span><text:span text:style-name="T27">, and prices of corresponding asks are p</text:span><text:span text:style-name="T15">b1</text:span><text:span text:style-name="T27"> and p</text:span><text:span text:style-name="T15">b2</text:span><text:span text:style-name="T27">. He chooses C</text:span><text:span text:style-name="T15">2</text:span><text:span text:style-name="T27"> when </text:span><text:span text:style-name="T27"><draw:frame draw:style-name="fr4" draw:name="Objet31" text:anchor-type="as-char" svg:width="1.656cm" svg:height="0.533cm" draw:z-index="33"><draw:object xlink:href="./Object 31" xlink:type="simple" xlink:show="embed" xlink:actuate="onLoad"/><draw:image xlink:href="./ObjectReplacements/Object 31" xlink:type="simple" xlink:show="embed" xlink:actuate="onLoad"/><svg:desc>formule</svg:desc></draw:frame></text:span><text:span text:style-name="T27">. Since </text:span><text:span text:style-name="T27"><draw:frame draw:style-name="fr4" draw:name="Objet24" text:anchor-type="as-char" svg:width="1.418cm" svg:height="0.531cm" draw:z-index="34"><draw:object xlink:href="./Object 24" xlink:type="simple" xlink:show="embed" xlink:actuate="onLoad"/><draw:image xlink:href="./ObjectReplacements/Object 24" xlink:type="simple" xlink:show="embed" xlink:actuate="onLoad"/><svg:desc>formule</svg:desc></draw:frame></text:span><text:span text:style-name="T27">we <text:s/>have: </text:span><text:span text:style-name="T27"><draw:frame draw:style-name="fr4" draw:name="Objet32" text:anchor-type="as-char" svg:width="8.528cm" svg:height="0.533cm" draw:z-index="35"><draw:object xlink:href="./Object 32" xlink:type="simple" xlink:show="embed" xlink:actuate="onLoad"/><draw:image xlink:href="./ObjectReplacements/Object 32" xlink:type="simple" xlink:show="embed" xlink:actuate="onLoad"/><svg:desc>formule</svg:desc></draw:frame></text:span></text:p>
      <text:p text:style-name="P9">Hence, we can state that the order [4] comply with the best price rule of bilateral exchanges.</text:p>
      <text:h text:style-name="Heading_20_2" text:outline-level="2"><text:bookmark-start text:name="__RefNumPara__1130_1535420370"/><text:soft-page-break/>Compromise<text:bookmark-end text:name="__RefNumPara__1130_1535420370"/></text:h>
      <text:p text:style-name="P1"><text:span text:style-name="T32"><text:s text:c="6"/>We propose to extend [2] to a cycle C by choosing <text:s/></text:span><text:span text:style-name="variable_5f_math"><text:span text:style-name="T4">ω'</text:span></text:span><text:span text:style-name="variable_5f_math"><text:span text:style-name="T11">i <text:s/></text:span></text:span><text:span text:style-name="variable_5f_math"><text:span text:style-name="T21">as</text:span></text:span><text:span text:style-name="variable_5f_math"><text:span text:style-name="T11"> </text:span></text:span><text:span text:style-name="variable_5f_math"><text:span text:style-name="T21">: </text:span></text:span></text:p>
      <text:p text:style-name="Text_20_body"><draw:frame draw:style-name="fr5" draw:name="Objet22" text:anchor-type="paragraph" svg:x="7.165cm" svg:y="0.026cm" svg:width="2.671cm" svg:height="1.002cm" draw:z-index="5"><draw:object xlink:href="./Object 22" xlink:type="simple" xlink:show="embed" xlink:actuate="onLoad"/><draw:image xlink:href="./ObjectReplacements/Object 22" xlink:type="simple" xlink:show="embed" xlink:actuate="onLoad"/><svg:desc>formule</svg:desc></draw:frame><text:span text:style-name="variable_5f_math"><text:span text:style-name="T21"/></text:span></text:p>
      <text:p text:style-name="P5"/>
      <text:p text:style-name="Text_20_body">Since <text:span text:style-name="T1">Ω</text:span><text:span text:style-name="T32"> is equally shared between partners, t</text:span>his is a fair compromise when all partners of the cycle of bids are distinct. But several orders on a cycle may belong to the same partner. This can be an opportunity for him to take advantage of the situation. This can never occur on bilateral exchanges since when several orders belong to the same partner, the partner is alone to exchange.</text:p>
      <text:p text:style-name="Text_20_body">The compromise is hence modified by sharing first <text:span text:style-name="T1">Ω</text:span><text:span text:style-name="T32"> between partners, then by sharing the results between orders of each partner. Formally l</text:span>et <text:span text:style-name="T38">m</text:span> be the number of partners, such as <draw:frame draw:style-name="fr4" draw:name="Objet27" text:anchor-type="as-char" svg:width="1.102cm" svg:height="0.467cm" draw:z-index="57"><draw:object xlink:href="./Object 27" xlink:type="simple" xlink:show="embed" xlink:actuate="onLoad"/><draw:image xlink:href="./ObjectReplacements/Object 27" xlink:type="simple" xlink:show="embed" xlink:actuate="onLoad"/></draw:frame>and let <text:s/><text:span text:style-name="variable_5f_math">o</text:span><text:span text:style-name="variable_5f_math"><text:span text:style-name="T7">i</text:span></text:span><text:span text:style-name="T38"> </text:span>be the number of orders of the author of the order<text:span text:style-name="T38"> i </text:span><text:span text:style-name="T36"><text:s/>, such as </text:span><text:span text:style-name="T36"><draw:frame draw:style-name="fr4" draw:name="Objet45" text:anchor-type="as-char" svg:width="1.709cm" svg:height="1.139cm" draw:z-index="58"><draw:object xlink:href="./Object 45" xlink:type="simple" xlink:show="embed" xlink:actuate="onLoad"/><draw:image xlink:href="./ObjectReplacements/Object 45" xlink:type="simple" xlink:show="embed" xlink:actuate="onLoad"/><svg:desc>formule</svg:desc></draw:frame></text:span>. The compromise is:</text:p>
      <text:p text:style-name="Text_20_body"><draw:frame draw:style-name="fr5" draw:name="Objet28" text:anchor-type="paragraph" svg:x="7.172cm" svg:y="-0.055cm" svg:width="3.23cm" svg:height="1.065cm" draw:z-index="3"><draw:object xlink:href="./Object 28" xlink:type="simple" xlink:show="embed" xlink:actuate="onLoad"/><draw:image xlink:href="./ObjectReplacements/Object 28" xlink:type="simple" xlink:show="embed" xlink:actuate="onLoad"/><svg:desc>formule</svg:desc></draw:frame></text:p>
      <text:p text:style-name="P8"/>
      <text:p text:style-name="P1">or :</text:p>
      <text:p text:style-name="P1"><draw:frame draw:style-name="fr6" draw:name="Objet19" text:anchor-type="paragraph" svg:width="2.879cm" svg:height="0.914cm" draw:z-index="4"><draw:object xlink:href="./Object 19" xlink:type="simple" xlink:show="embed" xlink:actuate="onLoad"/><draw:image xlink:href="./ObjectReplacements/Object 19" xlink:type="simple" xlink:show="embed" xlink:actuate="onLoad"/><svg:desc>formule</svg:desc></draw:frame><text:tab/>[<text:bookmark-start text:name="5"/>5<text:bookmark-end text:name="5"/>] </text:p>
      <text:p text:style-name="P4"/>
      <text:p text:style-name="P4">that verify the equality [3] . </text:p>
      <text:p text:style-name="P4">This compromise remains fair even if more than one order belongs to the same partner in the cycle.</text:p>
      <text:p text:style-name="P1">Once <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re obtained from [5],</text:span></text:span><text:span text:style-name="T36"> the next step is to find a vector </text:span><text:span text:style-name="T36"><draw:frame draw:style-name="fr4" draw:name="Objet34" text:anchor-type="as-char" svg:width="0.508cm" svg:height="0.526cm" draw:z-index="40"><draw:object xlink:href="./Object 34" xlink:type="simple" xlink:show="embed" xlink:actuate="onLoad"/><draw:image xlink:href="./ObjectReplacements/Object 34" xlink:type="simple" xlink:show="embed" xlink:actuate="onLoad"/></draw:frame></text:span><text:span text:style-name="T36">of integers representing quantities to be exchanged by the d</text:span>raft agreement from quantities offered by orders. <text:s/></text:p>
      <text:p text:style-name="P1">A vector <text:span text:style-name="T1"><draw:frame draw:style-name="fr4" draw:name="Objet35" text:anchor-type="as-char" svg:width="0.427cm" svg:height="0.467cm" draw:z-index="45"><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nd of quantities offered by orders (see annexe I). Rounding of</text:span></text:span><text:span text:style-name="variable_5f_math"><text:span text:style-name="T3"><draw:frame draw:style-name="fr4" draw:name="Objet36" text:anchor-type="as-char" svg:width="0.427cm" svg:height="0.467cm" draw:z-index="51"><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4" draw:name="Objet37" text:anchor-type="as-char" svg:width="0.508cm" svg:height="0.526cm" draw:z-index="55"><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since each coordinate can be rounded to lower or upper bound. We exclude from them those where some coordinate of</text:span></text:span><text:span text:style-name="variable_5f_math"><text:span text:style-name="T3"><draw:frame draw:style-name="fr4" draw:name="Objet39" text:anchor-type="as-char" svg:width="0.508cm" svg:height="0.526cm" draw:z-index="56"><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33">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4" draw:name="Objet38" text:anchor-type="as-char" svg:width="0.427cm" svg:height="0.467cm" draw:z-index="59"><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4" draw:name="Objet40" text:anchor-type="as-char" svg:width="0.508cm" svg:height="0.526cm" draw:z-index="60"><draw:object xlink:href="./Object 40" xlink:type="simple" xlink:show="embed" xlink:actuate="onLoad"/><draw:image xlink:href="./ObjectReplacements/Object 40" xlink:type="simple" xlink:show="embed" xlink:actuate="onLoad"/></draw:frame></text:span></text:span><text:span text:style-name="variable_5f_math"><text:span text:style-name="T3">. This distance is chosen as the angle between the two vectors. </text:span></text:span></text:p>
      <text:p text:style-name="P1"><text:span text:style-name="variable_5f_math"><text:span text:style-name="T3">This computation finally provides </text:span></text:span><text:span text:style-name="variable_5f_math"><text:span text:style-name="T3"><draw:frame draw:style-name="fr4" draw:name="Objet25" text:anchor-type="as-char" svg:width="0.508cm" svg:height="0.526cm" draw:z-index="61"><draw:object xlink:href="./Object 25" xlink:type="simple" xlink:show="embed" xlink:actuate="onLoad"/><draw:image xlink:href="./ObjectReplacements/Object 25" xlink:type="simple" xlink:show="embed" xlink:actuate="onLoad"/><svg:desc>formule</svg:desc></draw:frame></text:span></text:span><text:span text:style-name="variable_5f_math"><text:span text:style-name="T3">representing quantities of the draft agreement defining a fair compromise between orders of the cycle.</text:span></text:span></text:p>
      <text:h text:style-name="Heading_20_2" text:outline-level="2"><text:span text:style-name="variable_5f_math"><text:span text:style-name="T44">Maximum order book</text:span></text:span></text:h>
      <text:p text:style-name="Text_20_body">The process performed by this maximum order book when a new order is submitted is very similar to a bilateral exchange:</text:p>
      <text:p text:style-name="P13">A. <text:tab/>The list of cycles matching the new order is obtained from the order book. Each cycle is itself a list of orders including the new order. If this list is empty, the new order is stored in the order book and the process stops. </text:p>
      <text:p text:style-name="P13">B. <text:tab/>The best cycle is found from this list according to §<text:bookmark-ref text:reference-format="number-no-superior" text:ref-name="__RefNumPara__1123_1535420370">2.2</text:bookmark-ref>,</text:p>
      <text:p text:style-name="List_20_Indent">C. <text:tab/>A compromise is found between orders of this best cycle according to §<text:bookmark-ref text:reference-format="number-no-superior" text:ref-name="__RefNumPara__1130_1535420370">2.3</text:bookmark-ref> to find an <text:soft-page-break/>agreement between partners and finally execute these orders. The execution produces a set of movements between partners that reduces the provided quantities of the orders of the cycle. Among these orders, at least one is complete. If the new order is not complete, the process is repeated from A. Otherwise the process stops.</text:p>
      <text:p text:style-name="List_20_Indent"/>
      <text:p text:style-name="Text_20_body">The matching can be a “limit <text:span text:style-name="variable_5f_math"><text:span text:style-name="T18">ω</text:span></text:span>” or “market”. In both cases, the matching is possible when the quality of the stock provided by an order is the same as the <text:s/>quality required by the following. For <text:s/>a “limit <text:span text:style-name="variable_5f_math"><text:span text:style-name="T18">ω</text:span></text:span>”, orders are rejected if the compromise is higher than a limit defined by the partner.</text:p>
      <text:h text:style-name="Heading_20_1" text:outline-level="1">Implementation of the maximum order book </text:h>
      <text:p text:style-name="Text_20_body">This is by far the most time-consuming part of the work for the following reasons:</text:p>
      <text:list xml:id="list963729094" text:style-name="L2">
        <text:list-item>
          <text:p text:style-name="P22">Integrity of data is a primary concern of users of this maximum order book. Hence, the whole insertion process of a single order must be wrapped in a single atomic transaction that can be rolled back in case of technical failure.</text:p>
        </text:list-item>
        <text:list-item>
          <text:p text:style-name="P22">Security of external access to the maximum order book is an other primary requirement.</text:p>
        </text:list-item>
        <text:list-item>
          <text:p text:style-name="P22">Graph algorithms that explores a large amount of data are far more time-consuming than regular maximum order books that provide a result in a single millisecond. </text:p>
        </text:list-item>
      </text:list>
      <text:p text:style-name="Text_20_body"/>
      <text:p text:style-name="Text_20_body"/>
      <text:p text:style-name="Text_20_body"/>
      <text:p text:style-name="Text_20_body">This is the reasons why the following work were made:</text:p>
      <text:list xml:id="list737845124" text:style-name="L3">
        <text:list-item>
          <text:p text:style-name="P23">Use of a tool that provides security and integrity that can be easily customized. PostgreSQL is good candidate among existing databases due to its maturity, open source licence, and to the quality and size of the worldwide community that developed it.</text:p>
        </text:list-item>
        <text:list-item>
          <text:p text:style-name="P23">Development of an <text:span text:style-name="T32">adaptation of the Bellman-Ford algorithm to find cycles with <text:s/></text:span><text:span text:style-name="T1">Ω </text:span><text:span text:style-name="T32">maximum. This algorithm required the graph to be acyclic.</text:span></text:p>
        </text:list-item>
        <text:list-item>
          <text:p text:style-name="P24">Reduce the graph exploration to cycles having a limited number of nodes, while maintaining <text:s text:c="2"/>the acyclic constraint for those cycles.</text:p>
        </text:list-item>
        <text:list-item>
          <text:p text:style-name="P24">Adaptation of this algorithm that tolerates cycles.</text:p>
        </text:list-item>
        <text:list-item>
          <text:p text:style-name="P24">Integration of this algorithm in postgreSQL that maintain its original security and integrity properties.</text:p>
        </text:list-item>
        <text:list-item>
          <text:p text:style-name="P24">Sharing of this algorithm between standards primitives of postgreSQL and fast subroutines using the C native language and extensibility mechanisms of the database.</text:p>
          <text:p text:style-name="P24"/>
        </text:list-item>
      </text:list>
      <text:p text:style-name="P1">The result of this work has been published under open-source licence:</text:p>
      <text:p text:style-name="P7"><text:a xlink:type="simple" xlink:href="http://olivierch.github.com/openBarter"><text:span text:style-name="T34">http://olivierch.github.com/openBarter</text:span></text:a></text:p>
      <text:p text:style-name="P1">It provides a set of services available through the standard interface of postgreSQL whose main primitives are the followings:</text:p>
      <text:list xml:id="list366039690" text:style-name="L4">
        <text:list-item>
          <text:p text:style-name="P25"><text:span text:style-name="T35">Read the market price ( </text:span><text:span text:style-name="variable_5f_math"><text:span text:style-name="T29">ω</text:span></text:span><text:span text:style-name="variable_5f_math"><text:span text:style-name="T30">) for a given couple (quality provided, quality required),</text:span></text:span></text:p>
        </text:list-item>
        <text:list-item>
          <text:p text:style-name="P25"><text:soft-page-break/><text:span text:style-name="variable_5f_math"><text:span text:style-name="T30">Get a quote by providing <text:s/>(owner, quality and quantity provided, quality and quantity required),</text:span></text:span></text:p>
        </text:list-item>
        <text:list-item>
          <text:p text:style-name="P25"><text:span text:style-name="variable_5f_math"><text:span text:style-name="T30">Insert an order defined by (owner, quality and quantity provided, quality and quantity required).</text:span></text:span></text:p>
        </text:list-item>
      </text:list>
      <text:list xml:id="list774731641" text:style-name="L5">
        <text:list-header>
          <text:p text:style-name="P28"><draw:frame draw:style-name="fr1" draw:name="Cadre2" text:anchor-type="paragraph" svg:x="7.449cm" svg:y="0.058cm" svg:width="9.823cm" draw:z-index="27"><draw:text-box fo:min-height="9.772cm"><text:p text:style-name="Illustration"><draw:frame draw:style-name="fr3" draw:name="images1" text:anchor-type="paragraph" svg:x="0.004cm" svg:y="0.002cm" svg:width="9.823cm" style:rel-width="100%" svg:height="9.772cm" style:rel-height="scale" draw:z-index="28"><draw:image xlink:href="http://176.31.118.190/wiki/_media/openbarter:bench_1.png?w=512" xlink:type="simple" xlink:show="embed" xlink:actuate="onLoad"/></draw:frame>Illustration <text:sequence text:ref-name="refIllustration0" text:name="Illustration" text:formula="ooow:Illustration+1" style:num-format="1">1</text:sequence>: graph representation of the order book</text:p></draw:text-box></draw:frame><text:span text:style-name="variable_5f_math"><text:span text:style-name="T30">The results of the process are movements that swap round the property of stocks made available by orders. </text:span></text:span></text:p>
        </text:list-header>
      </text:list>
      <text:h text:style-name="Heading_20_2" text:outline-level="2"><text:span text:style-name="variable_5f_math"><text:span text:style-name="T44">Benchmark</text:span></text:span></text:h>
      <text:list xml:id="list1222977008" text:continue-numbering="true" text:style-name="L5">
        <text:list-header>
          <text:p text:style-name="P20"><text:span text:style-name="variable_5f_math"><text:span text:style-name="T30">Order has been submitted continuously for 10 hours 47 minutes. 3405 orders was inserted; the mean time of execution was 11,4 seconds.</text:span></text:span></text:p>
        </text:list-header>
      </text:list>
      <text:p text:style-name="P14"><text:span text:style-name="variable_5f_math"><text:span text:style-name="T30">599 exchange cycles was produced described by 1986 account movements. </text:span></text:span></text:p>
      <text:p text:style-name="P14"><text:span text:style-name="variable_5f_math"><text:span text:style-name="T30">The illustration 1 represents of the 925 active orders remaining at the end of activity. Nodes represent 20 distinct qualities exchanged, and directed arcs the 925 orders. Their colours represent the author of the order also owner of the quantity offered.</text:span></text:span></text:p>
      <text:p text:style-name="P14"><text:span text:style-name="variable_5f_math"><text:span text:style-name="T30"/></text:span></text:p>
      <text:p text:style-name="P14"><text:span text:style-name="variable_5f_math"><text:span text:style-name="T30"/></text:span></text:p>
      <text:p text:style-name="P14"><draw:frame draw:style-name="fr2" draw:name="Cadre1" text:anchor-type="paragraph" svg:width="10.142cm" draw:z-index="26"><draw:text-box fo:min-height="4.9cm"><table:table table:name="Tableau1" table:style-name="Tableau1"><table:table-column table:style-name="Tableau1.A"/><table:table-column table:style-name="Tableau1.B"/><table:table-row><table:table-cell table:style-name="Tableau1.A1" office:value-type="string"><text:p text:style-name="P17">number of exchanges</text:p></table:table-cell><table:table-cell table:style-name="Tableau1.B1" office:value-type="string"><text:p text:style-name="P17">cycles</text:p></table:table-cell></table:table-row><table:table-row><table:table-cell table:style-name="Tableau1.A2" office:value-type="string"><text:p text:style-name="P16"><text:s/>2</text:p></table:table-cell><table:table-cell table:style-name="Tableau1.B2" office:value-type="string"><text:p text:style-name="P16">203</text:p></table:table-cell></table:table-row><table:table-row><table:table-cell table:style-name="Tableau1.A2" office:value-type="string"><text:p text:style-name="P16"><text:s/>3</text:p></table:table-cell><table:table-cell table:style-name="Tableau1.B2" office:value-type="string"><text:p text:style-name="P16">175</text:p></table:table-cell></table:table-row><table:table-row><table:table-cell table:style-name="Tableau1.A2" office:value-type="string"><text:p text:style-name="P16"><text:s/>4</text:p></table:table-cell><table:table-cell table:style-name="Tableau1.B2" office:value-type="string"><text:p text:style-name="P16">110</text:p></table:table-cell></table:table-row><table:table-row><table:table-cell table:style-name="Tableau1.A2" office:value-type="string"><text:p text:style-name="P16"><text:s/>5</text:p></table:table-cell><table:table-cell table:style-name="Tableau1.B2" office:value-type="string"><text:p text:style-name="P16">59</text:p></table:table-cell></table:table-row><table:table-row><table:table-cell table:style-name="Tableau1.A2" office:value-type="string"><text:p text:style-name="P16"><text:s/>6</text:p></table:table-cell><table:table-cell table:style-name="Tableau1.B2" office:value-type="string"><text:p text:style-name="P16">45</text:p></table:table-cell></table:table-row><table:table-row><table:table-cell table:style-name="Tableau1.A2" office:value-type="string"><text:p text:style-name="P16"><text:s/>7</text:p></table:table-cell><table:table-cell table:style-name="Tableau1.B2" office:value-type="string"><text:p text:style-name="P16">6</text:p></table:table-cell></table:table-row><table:table-row><table:table-cell table:style-name="Tableau1.A2" office:value-type="string"><text:p text:style-name="P16"><text:s/>8</text:p></table:table-cell><table:table-cell table:style-name="Tableau1.B2" office:value-type="string"><text:p text:style-name="P16">1 </text:p></table:table-cell></table:table-row><table:table-row><table:table-cell table:style-name="Tableau1.A2" office:value-type="string"><text:p text:style-name="P17">Total</text:p></table:table-cell><table:table-cell table:style-name="Tableau1.B2" office:value-type="string"><text:p text:style-name="P17">599 </text:p></table:table-cell></table:table-row></table:table><text:p text:style-name="Illustration">Illustration <text:sequence text:ref-name="refIllustration1" text:name="Illustration" text:formula="ooow:Illustration+1" style:num-format="1">2</text:sequence>: distribution of the length of cycles</text:p></draw:text-box></draw:frame><text:span text:style-name="variable_5f_math"><text:span text:style-name="T30">599 exchange cycles was produced, described by 1986 account movements. Cycles contained at most 8 movements, The distribution of the length of cycles presented on illustration 2. Not surprisingly it shows that cycles remain short when the diversity of qualities is low.</text:span></text:span></text:p>
      <text:p text:style-name="P14"><text:span text:style-name="variable_5f_math"><text:span text:style-name="T30"/></text:span></text:p>
      <text:p text:style-name="P14"><text:span text:style-name="variable_5f_math"><text:span text:style-name="T30">If the maximum length of cycles was reduced to 6 it would not decrease a lot the chance of matching and increase performance.</text:span></text:span></text:p>
      <text:p text:style-name="P14"><text:span text:style-name="variable_5f_math"><text:span text:style-name="T30"/></text:span></text:p>
      <text:p text:style-name="P14"><text:span text:style-name="variable_5f_math"><text:span text:style-name="T30">The study of the distribution of the length of cycles in a relation with the number of orders contained by the order book and the variety of qualities <text:s/>could bring an interesting response to such optimisation.</text:span></text:span></text:p>
      <text:p text:style-name="P14"><text:span text:style-name="variable_5f_math"><text:span text:style-name="T30"/></text:span></text:p>
      <text:p text:style-name="P14"><text:span text:style-name="variable_5f_math"><text:span text:style-name="T30">The experience showed that unwanted orders tend to decrease performance when the book grows, and that exhaustive exploration of the order book was not a <text:s/></text:span></text:span></text:p>
      <text:p text:style-name="P6"><text:span text:style-name="variable_5f_math"><text:span text:style-name="T30"/></text:span></text:p>
      <text:p text:style-name="P6"><text:soft-page-break/><text:span text:style-name="variable_5f_math"><text:span text:style-name="T30">The software has been improved in order to increase performance:</text:span></text:span></text:p>
      <text:list xml:id="list2008759050" text:style-name="L6">
        <text:list-item>
          <text:p text:style-name="P19"><text:span text:style-name="variable_5f_math"><text:span text:style-name="T30">The life time of orders in the book was limited. The <text:s/>life time measurement was chosen in order not to penalize orders containing uncommon qualities. </text:span></text:span></text:p>
        </text:list-item>
        <text:list-item>
          <text:p text:style-name="P19"><text:span text:style-name="variable_5f_math"><text:span text:style-name="T30">The maximum number of path extracted from the graph used to build the cycle candidates was limited to 100 000.</text:span></text:span></text:p>
        </text:list-item>
      </text:list>
      <text:p text:style-name="P14"><text:span text:style-name="variable_5f_math"><text:span text:style-name="T30"/></text:span></text:p>
      <text:p text:style-name="P14"><text:span text:style-name="variable_5f_math"><text:span text:style-name="T30">A new benchmark was performed on this new software with 10 000 orders. The mean time of execution was 3 seconds, this time including all required integrity and security mechanisms offered by PostgreSQL.</text:span></text:span></text:p>
      <text:h text:style-name="P29" text:outline-level="1">Integration in existing infrastructure</text:h>
      <text:p text:style-name="P8">The maximum order book can be seen as a black box with a flow of orders as input and a flow of movements as output. We will figure out how it can be connected to institutions recording the ownership of value, basically the association between a value and an owner.</text:p>
      <text:p text:style-name="P8">The financial information exchange protocol [FIX protocol] is a specification used by major financial institutions to exchange trade related messages. It can be extended to transport barter related messages using on of many open source implementations of this protocol. </text:p>
      <text:p text:style-name="P8">Ligth software adaptations need to be done by financial actors to open the door of this barter market.</text:p>
      <text:p text:style-name="petit-titre"/>
      <text:p text:style-name="P15">ANNEXE I – Maximum flow</text:p>
      <text:p text:style-name="petit-titre"/>
      <text:p text:style-name="petit-titre"/>
      <text:p text:style-name="Text_20_body"><text:span text:style-name="T34">From </text:span><text:span text:style-name="variable_5f_math"><text:span text:style-name="T22"><draw:frame draw:style-name="fr4" draw:name="Objet52" text:anchor-type="as-char" svg:width="0.503cm" svg:height="0.369cm" draw:z-index="20"><draw:object xlink:href="./Object 52" xlink:type="simple" xlink:show="embed" xlink:actuate="onLoad"/><draw:image xlink:href="./ObjectReplacements/Object 52" xlink:type="simple" xlink:show="embed" xlink:actuate="onLoad"/></draw:frame></text:span></text:span><text:span text:style-name="variable_5f_math"><text:span text:style-name="T22">and quantities offered by orders w</text:span></text:span><text:span text:style-name="variable_5f_math"><text:span text:style-name="T28">e describe how the maximum flow </text:span></text:span><text:span text:style-name="variable_5f_math"><text:span text:style-name="T28"><draw:frame draw:style-name="fr4" draw:name="Objet46" text:anchor-type="as-char" svg:width="0.427cm" svg:height="0.467cm" draw:z-index="62"><draw:object xlink:href="./Object 46" xlink:type="simple" xlink:show="embed" xlink:actuate="onLoad"/><draw:image xlink:href="./ObjectReplacements/Object 46" xlink:type="simple" xlink:show="embed" xlink:actuate="onLoad"/></draw:frame></text:span></text:span><text:span text:style-name="variable_5f_math"><text:span text:style-name="T28">is obtained.</text:span></text:span><text:span text:style-name="variable_5f_math"><text:span text:style-name="T22"> <text:s/></text:span></text:span></text:p>
      <text:p text:style-name="Text_20_body"><text:span text:style-name="variable_5f_math"><text:span text:style-name="T22">If integers </text:span></text:span><text:span text:style-name="variable_5f_math"><text:span text:style-name="T22"><draw:frame draw:style-name="fr4" draw:name="Objet54" text:anchor-type="as-char" svg:width="0.515cm" svg:height="0.533cm" draw:z-index="63"><draw:object xlink:href="./Object 54" xlink:type="simple" xlink:show="embed" xlink:actuate="onLoad"/><draw:image xlink:href="./ObjectReplacements/Object 54" xlink:type="simple" xlink:show="embed" xlink:actuate="onLoad"/></draw:frame></text:span></text:span><text:span text:style-name="variable_5f_math"><text:span text:style-name="T22">with </text:span></text:span><text:span text:style-name="variable_5f_math"><text:span text:style-name="T22"><draw:frame draw:style-name="fr4" draw:name="Objet55" text:anchor-type="as-char" svg:width="2.118cm" svg:height="0.482cm" draw:z-index="64"><draw:object xlink:href="./Object 55" xlink:type="simple" xlink:show="embed" xlink:actuate="onLoad"/><draw:image xlink:href="./ObjectReplacements/Object 55" xlink:type="simple" xlink:show="embed" xlink:actuate="onLoad"/></draw:frame></text:span></text:span><text:span text:style-name="variable_5f_math"><text:span text:style-name="T22">define the quantities of orders then the flow </text:span></text:span><text:span text:style-name="variable_5f_math"><text:span text:style-name="T28"><draw:frame draw:style-name="fr4" draw:name="Objet59" text:anchor-type="as-char" svg:width="0.427cm" svg:height="0.467cm" draw:z-index="65"><draw:object xlink:href="./Object 59" xlink:type="simple" xlink:show="embed" xlink:actuate="onLoad"/><draw:image xlink:href="./ObjectReplacements/Object 59" xlink:type="simple" xlink:show="embed" xlink:actuate="onLoad"/></draw:frame></text:span></text:span><text:span text:style-name="variable_5f_math"><text:span text:style-name="T28">should verify the following constraints:</text:span></text:span></text:p>
      <text:p text:style-name="P1"><draw:frame draw:style-name="fr7" draw:name="Objet60" text:anchor-type="paragraph" svg:x="6.354cm" svg:y="-0.007cm" svg:width="4.715cm" svg:height="2.824cm" draw:z-index="19"><draw:object xlink:href="./Object 60" xlink:type="simple" xlink:show="embed" xlink:actuate="onLoad"/><draw:image xlink:href="./ObjectReplacements/Object 60" xlink:type="simple" xlink:show="embed" xlink:actuate="onLoad"/><svg:desc>formule</svg:desc></draw:frame></text:p>
      <text:p text:style-name="Text_20_body"><text:span text:style-name="variable_5f_math"><text:span text:style-name="T28"/></text:span></text:p>
      <text:p text:style-name="Text_20_body"><text:span text:style-name="variable_5f_math"><text:span text:style-name="T22">To find this </text:span></text:span><text:span text:style-name="variable_5f_math"><text:span text:style-name="T28"><draw:frame draw:style-name="fr4" draw:name="Objet53" text:anchor-type="as-char" svg:width="0.427cm" svg:height="0.467cm" draw:z-index="66"><draw:object xlink:href="./Object 53" xlink:type="simple" xlink:show="embed" xlink:actuate="onLoad"/><draw:image xlink:href="./ObjectReplacements/Object 53" xlink:type="simple" xlink:show="embed" xlink:actuate="onLoad"/><svg:desc>formule</svg:desc></draw:frame></text:span></text:span><text:span text:style-name="variable_5f_math"><text:span text:style-name="T28">l</text:span></text:span><text:span text:style-name="variable_5f_math"><text:span text:style-name="T22">et's first consider the ratios </text:span></text:span><text:span text:style-name="variable_5f_math"><text:span text:style-name="T22"><draw:frame draw:style-name="fr4" draw:name="Objet58" text:anchor-type="as-char" svg:width="1.346cm" svg:height="1.125cm" draw:z-index="21"><draw:object xlink:href="./Object 58" xlink:type="simple" xlink:show="embed" xlink:actuate="onLoad"/><draw:image xlink:href="./ObjectReplacements/Object 58" xlink:type="simple" xlink:show="embed" xlink:actuate="onLoad"/><svg:desc>formule</svg:desc></draw:frame></text:span></text:span><text:span text:style-name="variable_5f_math"><text:span text:style-name="T22">. They are such as:</text:span></text:span></text:p>
      <text:p text:style-name="Text_20_body"><draw:frame draw:style-name="fr7" draw:name="Objet56" text:anchor-type="paragraph" svg:x="6.354cm" svg:y="-0.007cm" svg:width="4.995cm" svg:height="1.692cm" draw:z-index="18"><draw:object xlink:href="./Object 56" xlink:type="simple" xlink:show="embed" xlink:actuate="onLoad"/><draw:image xlink:href="./ObjectReplacements/Object 56" xlink:type="simple" xlink:show="embed" xlink:actuate="onLoad"/><svg:desc>formule</svg:desc></draw:frame><text:span text:style-name="variable_5f_math"><text:span text:style-name="T22"/></text:span></text:p>
      <text:p text:style-name="Text_20_body"><draw:frame draw:style-name="fr5" draw:name="Objet57" text:anchor-type="paragraph" svg:x="6.417cm" svg:y="0cm" svg:width="4.374cm" svg:height="0.97cm" draw:z-index="25"><draw:object xlink:href="./Object 57" xlink:type="simple" xlink:show="embed" xlink:actuate="onLoad"/><draw:image xlink:href="./ObjectReplacements/Object 57" xlink:type="simple" xlink:show="embed" xlink:actuate="onLoad"/></draw:frame><text:span text:style-name="variable_5f_math"><text:span text:style-name="T22">We can observe that: </text:span></text:span></text:p>
      <text:p text:style-name="Text_20_body"><text:span text:style-name="variable_5f_math"><text:span text:style-name="T22">and that:</text:span></text:span></text:p>
      <text:p text:style-name="Text_20_body"><draw:frame draw:style-name="fr7" draw:name="Objet63" text:anchor-type="paragraph" svg:x="6.354cm" svg:y="-0.007cm" svg:width="3.967cm" svg:height="0.97cm" draw:z-index="24"><draw:object xlink:href="./Object 63" xlink:type="simple" xlink:show="embed" xlink:actuate="onLoad"/><draw:image xlink:href="./ObjectReplacements/Object 63" xlink:type="simple" xlink:show="embed" xlink:actuate="onLoad"/><svg:desc>formule</svg:desc></draw:frame><text:span text:style-name="variable_5f_math"><text:span text:style-name="T22"/></text:span></text:p>
      <text:p text:style-name="Text_20_body"><text:span text:style-name="variable_5f_math"><text:span text:style-name="T22">If we choose </text:span></text:span><text:span text:style-name="variable_5f_math"><text:span text:style-name="T22"><draw:frame draw:style-name="fr4" draw:name="Objet64" text:anchor-type="as-char" svg:width="0.427cm" svg:height="0.467cm" draw:z-index="67"><draw:object xlink:href="./Object 64" xlink:type="simple" xlink:show="embed" xlink:actuate="onLoad"/><draw:image xlink:href="./ObjectReplacements/Object 64" xlink:type="simple" xlink:show="embed" xlink:actuate="onLoad"/><svg:desc>formule</svg:desc></draw:frame></text:span></text:span><text:span text:style-name="variable_5f_math"><text:span text:style-name="T22">such as </text:span></text:span><text:span text:style-name="variable_5f_math"><text:span text:style-name="T22"><draw:frame draw:style-name="fr4" draw:name="Objet61" text:anchor-type="as-char" svg:width="2.35cm" svg:height="0.97cm" draw:z-index="42"><draw:object xlink:href="./Object 61" xlink:type="simple" xlink:show="embed" xlink:actuate="onLoad"/><draw:image xlink:href="./ObjectReplacements/Object 61" xlink:type="simple" xlink:show="embed" xlink:actuate="onLoad"/></draw:frame></text:span></text:span><text:span text:style-name="variable_5f_math"><text:span text:style-name="T22">and then </text:span></text:span><text:span text:style-name="variable_5f_math"><text:span text:style-name="T22"><draw:frame draw:style-name="fr4" draw:name="Objet62" text:anchor-type="as-char" svg:width="1.857cm" svg:height="0.533cm" draw:z-index="43"><draw:object xlink:href="./Object 62" xlink:type="simple" xlink:show="embed" xlink:actuate="onLoad"/><draw:image xlink:href="./ObjectReplacements/Object 62" xlink:type="simple" xlink:show="embed" xlink:actuate="onLoad"/></draw:frame></text:span></text:span><text:span text:style-name="variable_5f_math"><text:span text:style-name="T22">, we see that <text:s/></text:span></text:span><text:span text:style-name="variable_5f_math"><text:span text:style-name="T28"><draw:frame draw:style-name="fr4" draw:name="Objet65" text:anchor-type="as-char" svg:width="0.427cm" svg:height="0.467cm" draw:z-index="44"><draw:object xlink:href="./Object 65" xlink:type="simple" xlink:show="embed" xlink:actuate="onLoad"/><draw:image xlink:href="./ObjectReplacements/Object 65" xlink:type="simple" xlink:show="embed" xlink:actuate="onLoad"/><svg:desc>formule</svg:desc></draw:frame></text:span></text:span><text:span text:style-name="variable_5f_math"><text:span text:style-name="T22"> verify <text:s/>all constrai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22pt"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Arial1" fo:font-size="18pt" fo:font-weight="normal"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100%" fo:margin-left="1.984cm" fo:margin-right="0cm" fo:margin-top="0cm" fo:margin-bottom="0cm" fo:text-indent="-0.979cm" style:auto-text-indent="false">
        <style:tab-stops>
          <style:tab-stop style:position="0cm"/>
        </style:tab-stops>
      </style:paragraph-properties>
    </style:style>
    <style:style style:name="sequence" style:family="paragraph" style:parent-style-name="Text_20_body_20_indent" style:class="text"/>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7-06T14:46:18</dc:date>
    <dc:creator>Olivier Chaussavoine</dc:creator>
    <meta:editing-duration>P2DT22H42M26S</meta:editing-duration>
    <meta:editing-cycles>111</meta:editing-cycles>
    <meta:generator>LibreOffice/3.5$Linux_x86 LibreOffice_project/350m1$Build-2</meta:generator>
    <meta:document-statistic meta:table-count="1" meta:image-count="1" meta:object-count="65" meta:page-count="9" meta:paragraph-count="144" meta:word-count="2781" meta:character-count="15721" meta:non-whitespace-character-count="13171"/>
    <meta:user-defined meta:name="Info 1"/>
    <meta:user-defined meta:name="Info 2"/>
    <meta:user-defined meta:name="Info 3"/>
    <meta:user-defined meta:name="Info 4"/>
    <meta:user-defined meta:name="ZOTERO_PREF_1" meta:value-type="string">&lt;data data-version="3" zotero-version="3.0.7"&gt;&lt;session id="Tyu3gCb4"/&gt;&lt;style id="http://www.zotero.org/styles/mhra" hasBibliography="1" bibliographyStyleHasBeenSet="0"/&gt;&lt;prefs&gt;&lt;pref name="fieldType" value="ReferenceMark"/&gt;&lt;pref name="storeReferences" valu</meta:user-defined>
    <meta:user-defined meta:name="ZOTERO_PREF_2" meta:value-type="string">e="true"/&gt;&lt;pref name="noteType" value="1"/&gt;&lt;/prefs&gt;&lt;/data&gt;</meta:user-defined>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row>
        <munderover>
          <mo stretchy="false">∏</mo>
          <mrow>
            <mrow>
              <mi>i</mi>
              <mo stretchy="false">=</mo>
              <mn>0</mn>
            </mrow>
          </mrow>
          <mrow>
            <mrow>
              <mi>n</mi>
              <mo stretchy="false">−</mo>
              <mn>1</mn>
            </mrow>
          </mrow>
        </munderover>
        <mrow>
          <msub>
            <mo stretchy="false">ω</mo>
            <mi>i</mi>
          </msub>
        </mrow>
      </mrow>
    </mrow>
    <annotation encoding="StarMath 5.0">prod  from{i=0} to{n-1} {%omega sub i}</annotation>
  </semantics>
</math>
</file>

<file path=Object 14/content.xml><?xml version="1.0" encoding="utf-8"?>
<math xmlns="http://www.w3.org/1998/Math/MathML">
  <semantics>
    <mtable>
      <mtr>
        <mtd>
          <mrow>
            <mo stretchy="false">ω</mo>
            <mrow>
              <msub>
                <mi>'</mi>
                <mi>i</mi>
              </msub>
              <mo stretchy="false">=</mo>
              <mfrac>
                <mrow>
                  <msub>
                    <mi>q</mi>
                    <mi>i</mi>
                  </msub>
                </mrow>
                <mrow>
                  <msub>
                    <mi>q</mi>
                    <mrow>
                      <mrow>
                        <mi>i</mi>
                        <mo stretchy="false">−</mo>
                        <mn>1</mn>
                      </mrow>
                    </mrow>
                  </msub>
                </mrow>
              </mfrac>
            </mrow>
            <mi/>
            <mi mathvariant="italic">for</mi>
            <mi/>
            <mrow>
              <mi>i</mi>
              <mo stretchy="false">∈</mo>
              <mrow>
                <mo stretchy="false">[</mo>
                <mrow>
                  <mn>1,</mn>
                  <mrow>
                    <mi>n</mi>
                    <mo stretchy="false">−</mo>
                    <mn>1</mn>
                  </mrow>
                </mrow>
                <mo stretchy="false">]</mo>
              </mrow>
            </mrow>
          </mrow>
        </mtd>
      </mtr>
      <mtr>
        <mtd>
          <mrow>
            <mo stretchy="false">ω</mo>
            <mrow>
              <msub>
                <mi>'</mi>
                <mn>0</mn>
              </msub>
              <mo stretchy="false">=</mo>
              <mfrac>
                <mrow>
                  <msub>
                    <mi>q</mi>
                    <mn>0</mn>
                  </msub>
                </mrow>
                <mrow>
                  <msub>
                    <mi>q</mi>
                    <mrow>
                      <mrow>
                        <mi>n</mi>
                        <mo stretchy="false">−</mo>
                        <mn>1</mn>
                      </mrow>
                    </mrow>
                  </msub>
                </mrow>
              </mfrac>
            </mrow>
          </mrow>
        </mtd>
      </mtr>
    </mtable>
    <annotation encoding="StarMath 5.0">%omega' sub i ={q sub i} over {q sub {i-1}}~ for~ i in [1,n-1]
newline 
 %omega' sub 0 ={q sub 0} over {q sub {n-1}}</annotation>
  </semantics>
</math>
</file>

<file path=Object 15/content.xml><?xml version="1.0" encoding="utf-8"?>
<math xmlns="http://www.w3.org/1998/Math/MathML">
  <semantics>
    <mrow>
      <mrow>
        <mrow>
          <mrow>
            <munderover>
              <mo stretchy="false">∏</mo>
              <mrow>
                <mrow>
                  <mi>i</mi>
                  <mo stretchy="false">=</mo>
                  <mn>0</mn>
                </mrow>
              </mrow>
              <mrow>
                <mrow>
                  <mi>n</mi>
                  <mo stretchy="false">−</mo>
                  <mn>1</mn>
                </mrow>
              </mrow>
            </munderover>
            <mrow>
              <mo stretchy="false">ω</mo>
              <msub>
                <mi>'</mi>
                <mi>i</mi>
              </msub>
            </mrow>
          </mrow>
          <mo stretchy="false">=</mo>
          <mrow>
            <mfrac>
              <mrow>
                <msub>
                  <mi>q</mi>
                  <mn>0</mn>
                </msub>
              </mrow>
              <mrow>
                <msub>
                  <mi>q</mi>
                  <mrow>
                    <mrow>
                      <mi>n</mi>
                      <mo stretchy="false">−</mo>
                      <mn>1</mn>
                    </mrow>
                  </mrow>
                </msub>
              </mrow>
            </mfrac>
            <mo stretchy="false">∗</mo>
            <mrow>
              <munderover>
                <mo stretchy="false">∏</mo>
                <mrow>
                  <mrow>
                    <mi>j</mi>
                    <mo stretchy="false">=</mo>
                    <mn>1</mn>
                  </mrow>
                </mrow>
                <mrow>
                  <mrow>
                    <mi>n</mi>
                    <mo stretchy="false">−</mo>
                    <mn>1</mn>
                  </mrow>
                </mrow>
              </munderover>
              <mrow>
                <mfrac>
                  <mrow>
                    <msub>
                      <mi>q</mi>
                      <mi>i</mi>
                    </msub>
                  </mrow>
                  <mrow>
                    <msub>
                      <mi>q</mi>
                      <mrow>
                        <mrow>
                          <mi>i</mi>
                          <mo stretchy="false">−</mo>
                          <mn>1</mn>
                        </mrow>
                      </mrow>
                    </msub>
                  </mrow>
                </mfrac>
              </mrow>
            </mrow>
          </mrow>
        </mrow>
        <mo stretchy="false">=</mo>
        <mn>1</mn>
      </mrow>
    </mrow>
    <annotation encoding="StarMath 5.0">prod  from{i=0} to{n-1} {%omega' sub i} = {q sub 0} over {q sub{ n-1}}  * prod from{j=1} to{n-1} {{q sub i} over {q sub{ i-1}} } = 1 </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row>
          <munderover>
            <mo stretchy="false">∏</mo>
            <mrow>
              <mrow>
                <mi>i</mi>
                <mo stretchy="false">=</mo>
                <mn>0</mn>
              </mrow>
            </mrow>
            <mrow>
              <mrow>
                <mi>n</mi>
                <mo stretchy="false">−</mo>
                <mn>1</mn>
              </mrow>
            </mrow>
          </munderover>
          <mrow>
            <mo stretchy="false">ω</mo>
            <msub>
              <mi>'</mi>
              <mi>i</mi>
            </msub>
          </mrow>
        </mrow>
        <mo stretchy="false">=</mo>
        <mn>1</mn>
      </mrow>
    </mrow>
    <annotation encoding="StarMath 5.0">prod  from{i=0} to{n-1} {%omega' sub i} =1 </annotation>
  </semantics>
</math>
</file>

<file path=Object 18/content.xml><?xml version="1.0" encoding="utf-8"?>
<math xmlns="http://www.w3.org/1998/Math/MathML">
  <semantics>
    <mrow>
      <mrow>
        <mfrac>
          <mrow>
            <msub>
              <mi>p</mi>
              <mi>b</mi>
            </msub>
          </mrow>
          <mrow>
            <mi>p</mi>
            <mi>'</mi>
          </mrow>
        </mfrac>
        <mo stretchy="false">=</mo>
        <mfrac>
          <mrow>
            <mi>p</mi>
            <mi>'</mi>
          </mrow>
          <mrow>
            <msub>
              <mi>p</mi>
              <mi>s</mi>
            </msub>
          </mrow>
        </mfrac>
      </mrow>
    </mrow>
    <annotation encoding="StarMath 5.0">{p sub b} over {p'} =   {p' } over{ p sub s} </annotation>
  </semantics>
</math>
</file>

<file path=Object 19/content.xml><?xml version="1.0" encoding="utf-8"?>
<math xmlns="http://www.w3.org/1998/Math/MathML">
  <semantics>
    <mrow>
      <msub>
        <mo stretchy="false">ω</mo>
        <mi>i</mi>
      </msub>
      <mrow>
        <mi>'</mi>
        <mo stretchy="false">=</mo>
        <mrow>
          <msub>
            <mo stretchy="false">ω</mo>
            <mi>i</mi>
          </msub>
          <mo stretchy="false">∗</mo>
          <msup>
            <mrow>
              <mo stretchy="false">Ω</mo>
            </mrow>
            <mrow>
              <mrow>
                <mo stretchy="false">−</mo>
                <mrow>
                  <mfrac>
                    <mn>1</mn>
                    <mrow>
                      <mrow>
                        <mi>m</mi>
                        <mo stretchy="false">∗</mo>
                        <msub>
                          <mi>o</mi>
                          <mi>i</mi>
                        </msub>
                      </mrow>
                    </mrow>
                  </mfrac>
                </mrow>
              </mrow>
            </mrow>
          </msup>
        </mrow>
      </mrow>
    </mrow>
    <annotation encoding="StarMath 5.0">%omega sub i'  = %omega sub i * {%OMEGA}^{-{1 over {m * o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frac>
        <mrow>
          <msub>
            <mi>p</mi>
            <mi>b</mi>
          </msub>
        </mrow>
        <mrow>
          <mi>p</mi>
          <mi>'</mi>
        </mrow>
      </mfrac>
    </mrow>
    <annotation encoding="StarMath 5.0">{p sub b} over {p'}</annotation>
  </semantics>
</math>
</file>

<file path=Object 21/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4/content.xml><?xml version="1.0" encoding="utf-8"?>
<math xmlns="http://www.w3.org/1998/Math/MathML">
  <semantics>
    <mrow>
      <mrow>
        <msub>
          <mo stretchy="false">ω</mo>
          <mi>b</mi>
        </msub>
        <mo stretchy="false">=</mo>
        <msub>
          <mi>p</mi>
          <mi>b</mi>
        </msub>
      </mrow>
    </mrow>
    <annotation encoding="StarMath 5.0">%omega sub b = p sub b</annotation>
  </semantics>
</math>
</file>

<file path=Object 25/content.xml><?xml version="1.0" encoding="utf-8"?>
<math xmlns="http://www.w3.org/1998/Math/MathML">
  <semantics>
    <mover accent="true">
      <mi>Q</mi>
      <mo stretchy="false">⃗</mo>
    </mover>
    <annotation encoding="StarMath 5.0">vec Q </annotation>
  </semantics>
</math>
</file>

<file path=Object 26/content.xml><?xml version="1.0" encoding="utf-8"?>
<math xmlns="http://www.w3.org/1998/Math/MathML">
  <semantics>
    <mrow>
      <mrow>
        <mn>.</mn>
        <mo stretchy="false">≼</mo>
        <mn>.</mn>
      </mrow>
    </mrow>
    <annotation encoding="StarMath 5.0">. preccurlyeq .</annotation>
  </semantics>
</math>
</file>

<file path=Object 27/content.xml><?xml version="1.0" encoding="utf-8"?>
<math xmlns="http://www.w3.org/1998/Math/MathML">
  <semantics>
    <mrow>
      <mrow>
        <mi>m</mi>
        <mo stretchy="false">≤</mo>
        <mi>n</mi>
      </mrow>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row>
                <mrow>
                  <msup>
                    <mrow>
                      <mo stretchy="false">[</mo>
                      <mrow>
                        <mrow>
                          <mfrac>
                            <mn>1</mn>
                            <mo stretchy="false">Ω</mo>
                          </mfrac>
                        </mrow>
                      </mrow>
                      <mo stretchy="false">]</mo>
                    </mrow>
                    <mrow>
                      <mrow>
                        <mfrac>
                          <mn>1</mn>
                          <mrow>
                            <mi>m</mi>
                          </mrow>
                        </mfrac>
                      </mrow>
                    </mrow>
                  </msup>
                </mrow>
              </mrow>
            </mfenced>
            <mrow>
              <mrow>
                <mfrac>
                  <mn>1</mn>
                  <mrow>
                    <msub>
                      <mi>o</mi>
                      <mi>i</mi>
                    </msub>
                  </mrow>
                </mfrac>
              </mrow>
            </mrow>
          </msup>
        </mrow>
      </mrow>
    </mrow>
    <annotation encoding="StarMath 5.0">%omega sub i' = %omega sub i * left lbrace{[{1 over %OMEGA}]^{{1 over {m}}}}right rbrace ^{{1 over {o sub i}}}</annotation>
  </semantics>
</math>
</file>

<file path=Object 29/content.xml><?xml version="1.0" encoding="utf-8"?>
<math xmlns="http://www.w3.org/1998/Math/MathML">
  <semantics>
    <mrow>
      <mrow>
        <msub>
          <mi>p</mi>
          <mi mathvariant="italic">s2</mi>
        </msub>
        <mo stretchy="false">≤</mo>
        <msub>
          <mi>p</mi>
          <mi mathvariant="italic">s1</mi>
        </msub>
      </mrow>
    </mrow>
    <annotation encoding="StarMath 5.0">p sub s2 &lt;= p sub s1
</annotation>
  </semantics>
</math>
</file>

<file path=Object 3/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30/content.xml><?xml version="1.0" encoding="utf-8"?>
<math xmlns="http://www.w3.org/1998/Math/MathML">
  <semantics>
    <mrow>
      <mrow>
        <msub>
          <mi>p</mi>
          <mi mathvariant="italic">s2</mi>
        </msub>
        <mo stretchy="false">≤</mo>
        <msub>
          <mi>p</mi>
          <mi mathvariant="italic">s1</mi>
        </msub>
      </mrow>
      <mo stretchy="false">⇒</mo>
      <mrow>
        <msub>
          <mo stretchy="false">ω</mo>
          <mi mathvariant="italic">s1</mi>
        </msub>
        <mo stretchy="false">≤</mo>
        <msub>
          <mo stretchy="false">ω</mo>
          <mi mathvariant="italic">s2</mi>
        </msub>
      </mrow>
      <mo stretchy="false">⇒</mo>
      <mrow>
        <mrow>
          <msub>
            <mo stretchy="false">ω</mo>
            <mi>b</mi>
          </msub>
          <mo stretchy="false">∗</mo>
          <msub>
            <mo stretchy="false">ω</mo>
            <mi mathvariant="italic">s1</mi>
          </msub>
        </mrow>
        <mo stretchy="false">≤</mo>
        <mrow>
          <msub>
            <mo stretchy="false">ω</mo>
            <mi>b</mi>
          </msub>
          <mo stretchy="false">∗</mo>
          <msub>
            <mo stretchy="false">ω</mo>
            <mi mathvariant="italic">s2</mi>
          </msub>
        </mrow>
      </mrow>
      <mo stretchy="false">⇒</mo>
      <mrow>
        <msub>
          <mi>C</mi>
          <mn>1</mn>
        </msub>
        <mo stretchy="false">≼</mo>
        <msub>
          <mi>C</mi>
          <mn>2</mn>
        </msub>
      </mrow>
    </mrow>
    <annotation encoding="StarMath 5.0">p sub s2 &lt;= p sub s1  drarrow  %omega sub s1 &lt;= %omega sub s2 drarrow %omega sub b * %omega sub s1 &lt;= %omega sub b * %omega sub s2 drarrow C sub 1 preccurlyeq C sub 2
</annotation>
  </semantics>
</math>
</file>

<file path=Object 31/content.xml><?xml version="1.0" encoding="utf-8"?>
<math xmlns="http://www.w3.org/1998/Math/MathML">
  <semantics>
    <mrow>
      <mrow>
        <msub>
          <mi>p</mi>
          <mi mathvariant="italic">b1</mi>
        </msub>
        <mo stretchy="false">≤</mo>
        <msub>
          <mi>p</mi>
          <mi mathvariant="italic">b2</mi>
        </msub>
      </mrow>
    </mrow>
    <annotation encoding="StarMath 5.0">p sub b1 &lt;= p sub b2
</annotation>
  </semantics>
</math>
</file>

<file path=Object 32/content.xml><?xml version="1.0" encoding="utf-8"?>
<math xmlns="http://www.w3.org/1998/Math/MathML">
  <semantics>
    <mrow>
      <mrow>
        <msub>
          <mi>p</mi>
          <mi mathvariant="italic">b1</mi>
        </msub>
        <mo stretchy="false">≤</mo>
        <msub>
          <mi>p</mi>
          <mi mathvariant="italic">b2</mi>
        </msub>
      </mrow>
      <mo stretchy="false">⇒</mo>
      <mrow>
        <msub>
          <mo stretchy="false">ω</mo>
          <mi mathvariant="italic">b1</mi>
        </msub>
        <mo stretchy="false">≤</mo>
        <msub>
          <mo stretchy="false">ω</mo>
          <mi mathvariant="italic">b2</mi>
        </msub>
      </mrow>
      <mo stretchy="false">⇒</mo>
      <mrow>
        <mrow>
          <msub>
            <mo stretchy="false">ω</mo>
            <mi mathvariant="italic">b1</mi>
          </msub>
          <mo stretchy="false">∗</mo>
          <msub>
            <mo stretchy="false">ω</mo>
            <mi>s</mi>
          </msub>
        </mrow>
        <mo stretchy="false">≤</mo>
        <mrow>
          <msub>
            <mo stretchy="false">ω</mo>
            <mi mathvariant="italic">b2</mi>
          </msub>
          <mo stretchy="false">∗</mo>
          <msub>
            <mo stretchy="false">ω</mo>
            <mi>s</mi>
          </msub>
        </mrow>
      </mrow>
      <mo stretchy="false">⇒</mo>
      <mrow>
        <msub>
          <mi>C</mi>
          <mn>1</mn>
        </msub>
        <mo stretchy="false">≼</mo>
        <msub>
          <mi>C</mi>
          <mn>2</mn>
        </msub>
      </mrow>
    </mrow>
    <annotation encoding="StarMath 5.0">p sub b1 &lt;= p sub b2  drarrow  %omega sub b1 &lt;= %omega sub b2  drarrow %omega sub b1 * %omega sub s &lt;= %omega sub b2 * %omega sub s drarrow C sub 1 preccurlyeq C sub 2
</annotation>
  </semantics>
</math>
</file>

<file path=Object 33/content.xml><?xml version="1.0" encoding="utf-8"?>
<math xmlns="http://www.w3.org/1998/Math/MathML">
  <semantics>
    <mrow>
      <mfrac>
        <mrow>
          <mi>p</mi>
          <mi>'</mi>
        </mrow>
        <mrow>
          <msub>
            <mi>p</mi>
            <mi>s</mi>
          </msub>
        </mrow>
      </mfrac>
    </mrow>
    <annotation encoding="StarMath 5.0">{p' } over{ p sub s} </annotation>
  </semantics>
</math>
</file>

<file path=Object 34/content.xml><?xml version="1.0" encoding="utf-8"?>
<math xmlns="http://www.w3.org/1998/Math/MathML">
  <semantics>
    <mrow>
      <mover accent="true">
        <mi>Q</mi>
        <mo stretchy="false">⃗</mo>
      </mover>
    </mrow>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row>
      <mover accent="true">
        <mi>q</mi>
        <mo stretchy="false">⃗</mo>
      </mover>
    </mrow>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0/content.xml><?xml version="1.0" encoding="utf-8"?>
<math xmlns="http://www.w3.org/1998/Math/MathML">
  <semantics>
    <mover accent="true">
      <mi>Q</mi>
      <mo stretchy="false">⃗</mo>
    </mover>
    <annotation encoding="StarMath 5.0">vec Q </annotation>
  </semantics>
</math>
</file>

<file path=Object 41/content.xml><?xml version="1.0" encoding="utf-8"?>
<math xmlns="http://www.w3.org/1998/Math/MathML">
  <semantics>
    <mtable>
      <mtr>
        <mtd>
          <mrow>
            <msub>
              <mo stretchy="false">ω</mo>
              <mi>s</mi>
            </msub>
            <mrow>
              <mi>'</mi>
              <mo stretchy="false">=</mo>
              <mfrac>
                <msub>
                  <mo stretchy="false">ω</mo>
                  <mi>s</mi>
                </msub>
                <mrow>
                  <mroot>
                    <mrow>
                      <mrow>
                        <msub>
                          <mo stretchy="false">ω</mo>
                          <mi>s</mi>
                        </msub>
                        <mo stretchy="false">∗</mo>
                        <msub>
                          <mo stretchy="false">ω</mo>
                          <mi>b</mi>
                        </msub>
                      </mrow>
                    </mrow>
                    <mn>2</mn>
                  </mroot>
                </mrow>
              </mfrac>
            </mrow>
          </mrow>
        </mtd>
      </mtr>
      <mtr>
        <mtd>
          <mrow>
            <msub>
              <mo stretchy="false">ω</mo>
              <mi>b</mi>
            </msub>
            <mrow>
              <mi>'</mi>
              <mo stretchy="false">=</mo>
              <mfrac>
                <msub>
                  <mo stretchy="false">ω</mo>
                  <mi>b</mi>
                </msub>
                <mrow>
                  <mroot>
                    <mrow>
                      <mrow>
                        <msub>
                          <mo stretchy="false">ω</mo>
                          <mi>s</mi>
                        </msub>
                        <mo stretchy="false">∗</mo>
                        <msub>
                          <mo stretchy="false">ω</mo>
                          <mi>b</mi>
                        </msub>
                      </mrow>
                    </mrow>
                    <mn>2</mn>
                  </mroot>
                </mrow>
              </mfrac>
            </mrow>
          </mrow>
        </mtd>
      </mtr>
    </mtable>
    <annotation encoding="StarMath 5.0">%omega sub s' = %omega sub s over {nroot 2{%omega sub s * %omega sub b}}
newline
%omega sub b' = %omega sub b over {nroot 2{%omega sub s * %omega sub b}}</annotation>
  </semantics>
</math>
</file>

<file path=Object 42/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preccurlyeq  C sub 2  dlrarrow %OMEGA sub 1 &lt;= %OMEGA sub 2</annotation>
  </semantics>
</math>
</file>

<file path=Object 44/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45/content.xml><?xml version="1.0" encoding="utf-8"?>
<math xmlns="http://www.w3.org/1998/Math/MathML">
  <semantics>
    <mrow>
      <mrow>
        <mrow>
          <munderover>
            <mo stretchy="false">∑</mo>
            <mrow>
              <mrow>
                <mi>i</mi>
                <mo stretchy="false">=</mo>
                <mn>0</mn>
              </mrow>
            </mrow>
            <mrow>
              <mrow>
                <mi>m</mi>
                <mo stretchy="false">−</mo>
                <mn>1</mn>
              </mrow>
            </mrow>
          </munderover>
          <mrow>
            <msub>
              <mi>o</mi>
              <mi>i</mi>
            </msub>
          </mrow>
        </mrow>
        <mo stretchy="false">=</mo>
        <mi>n</mi>
      </mrow>
    </mrow>
    <annotation encoding="StarMath 5.0">sum from{i=0} to{m-1}     {o sub i} = n </annotation>
  </semantics>
</math>
</file>

<file path=Object 46/content.xml><?xml version="1.0" encoding="utf-8"?>
<math xmlns="http://www.w3.org/1998/Math/MathML">
  <semantics>
    <mrow>
      <mover accent="true">
        <mi>q</mi>
        <mo stretchy="false">⃗</mo>
      </mover>
    </mrow>
    <annotation encoding="StarMath 5.0">vec q </annotation>
  </semantics>
</math>
</file>

<file path=Object 47/content.xml><?xml version="1.0" encoding="utf-8"?>
<math xmlns="http://www.w3.org/1998/Math/MathML">
  <semantics>
    <mrow>
      <mover accent="true">
        <mo stretchy="false">ω</mo>
        <mo stretchy="false">⃗</mo>
      </mover>
    </mrow>
    <annotation encoding="StarMath 5.0">vec %omega </annotation>
  </semantics>
</math>
</file>

<file path=Object 48/content.xml><?xml version="1.0" encoding="utf-8"?>
<math xmlns="http://www.w3.org/1998/Math/MathML">
  <semantics>
    <mrow>
      <mover accent="true">
        <mrow>
          <mo stretchy="false">ω</mo>
          <mi>'</mi>
        </mrow>
        <mo stretchy="false">⃗</mo>
      </mover>
    </mrow>
    <annotation encoding="StarMath 5.0">vec {%omega '}
</annotation>
  </semantics>
</math>
</file>

<file path=Object 49/content.xml><?xml version="1.0" encoding="utf-8"?>
<math xmlns="http://www.w3.org/1998/Math/MathML">
  <semantics>
    <mrow>
      <mrow>
        <mover accent="true">
          <mo stretchy="false">ω</mo>
          <mo stretchy="false">⃗</mo>
        </mover>
        <mo stretchy="false">=</mo>
        <mover accent="true">
          <mrow>
            <mo stretchy="false">ω</mo>
            <mi>'</mi>
          </mrow>
          <mo stretchy="false">⃗</mo>
        </mover>
      </mrow>
    </mrow>
    <annotation encoding="StarMath 5.0">vec %omega = vec {%omega '}</annotation>
  </semantics>
</math>
</file>

<file path=Object 5/content.xml><?xml version="1.0" encoding="utf-8"?>
<math xmlns="http://www.w3.org/1998/Math/MathML">
  <semantics>
    <mrow>
      <mrow>
        <msub>
          <mo stretchy="false">ω</mo>
          <mi>i</mi>
        </msub>
        <mo stretchy="false">=</mo>
        <mfrac>
          <mrow>
            <msub>
              <mi mathvariant="italic">qp</mi>
              <mi>i</mi>
            </msub>
          </mrow>
          <mrow>
            <msub>
              <mi mathvariant="italic">qr</mi>
              <mrow>
                <mi>i</mi>
              </mrow>
            </msub>
          </mrow>
        </mfrac>
      </mrow>
    </mrow>
    <annotation encoding="StarMath 5.0">%omega sub i ={qp sub i} over {qr sub {i}}
</annotation>
  </semantics>
</math>
</file>

<file path=Object 50/content.xml><?xml version="1.0" encoding="utf-8"?>
<math xmlns="http://www.w3.org/1998/Math/MathML">
  <semantics>
    <mrow>
      <mover accent="true">
        <mo stretchy="false">ω</mo>
        <mo stretchy="false">⃗</mo>
      </mover>
    </mrow>
    <annotation encoding="StarMath 5.0">vec %omega </annotation>
  </semantics>
</math>
</file>

<file path=Object 51/content.xml><?xml version="1.0" encoding="utf-8"?>
<math xmlns="http://www.w3.org/1998/Math/MathML">
  <semantics>
    <mrow>
      <mover accent="true">
        <mrow>
          <mo stretchy="false">ω</mo>
          <mi>'</mi>
        </mrow>
        <mo stretchy="false">⃗</mo>
      </mover>
    </mrow>
    <annotation encoding="StarMath 5.0">vec { %omega'} </annotation>
  </semantics>
</math>
</file>

<file path=Object 52/content.xml><?xml version="1.0" encoding="utf-8"?>
<math xmlns="http://www.w3.org/1998/Math/MathML">
  <semantics>
    <mrow>
      <mover accent="true">
        <mo stretchy="false">ω</mo>
        <mo stretchy="false">⃗</mo>
      </mover>
    </mrow>
    <annotation encoding="StarMath 5.0">vec %omega </annotation>
  </semantics>
</math>
</file>

<file path=Object 53/content.xml><?xml version="1.0" encoding="utf-8"?>
<math xmlns="http://www.w3.org/1998/Math/MathML">
  <semantics>
    <mrow>
      <mover accent="true">
        <mi>q</mi>
        <mo stretchy="false">⃗</mo>
      </mover>
    </mrow>
    <annotation encoding="StarMath 5.0">vec q </annotation>
  </semantics>
</math>
</file>

<file path=Object 54/content.xml><?xml version="1.0" encoding="utf-8"?>
<math xmlns="http://www.w3.org/1998/Math/MathML">
  <semantics>
    <mrow>
      <msub>
        <mi>a</mi>
        <mi>i</mi>
      </msub>
    </mrow>
    <annotation encoding="StarMath 5.0">a sub i</annotation>
  </semantics>
</math>
</file>

<file path=Object 55/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56/content.xml><?xml version="1.0" encoding="utf-8"?>
<math xmlns="http://www.w3.org/1998/Math/MathML">
  <semantics>
    <mtable>
      <mtr>
        <mtd>
          <mrow>
            <mrow>
              <msub>
                <mo stretchy="false">π</mo>
                <mn>0</mn>
              </msub>
              <mo stretchy="false">=</mo>
              <mn>1</mn>
            </mrow>
          </mrow>
        </mtd>
      </mtr>
      <mtr>
        <mtd>
          <mrow>
            <mrow>
              <msub>
                <mo stretchy="false">π</mo>
                <mi>i</mi>
              </msub>
              <mo stretchy="false">=</mo>
              <mrow>
                <munderover>
                  <mo stretchy="false">∏</mo>
                  <mrow>
                    <mrow>
                      <mi>j</mi>
                      <mo stretchy="false">=</mo>
                      <mn>0</mn>
                    </mrow>
                  </mrow>
                  <mrow>
                    <mrow>
                      <mi>i</mi>
                      <mo stretchy="false">−</mo>
                      <mn>1</mn>
                    </mrow>
                  </mrow>
                </munderover>
                <mrow>
                  <msub>
                    <mo stretchy="false">ω</mo>
                    <mi>j</mi>
                  </msub>
                </mrow>
              </mrow>
            </mrow>
            <mi/>
            <mi mathvariant="italic">for</mi>
            <mi/>
            <mrow>
              <mi>i</mi>
              <mo stretchy="false">∈</mo>
              <mrow>
                <mo stretchy="false">[</mo>
                <mrow>
                  <mn>1,</mn>
                  <mrow>
                    <mi>n</mi>
                    <mo stretchy="false">−</mo>
                    <mn>1</mn>
                  </mrow>
                </mrow>
                <mo stretchy="false">]</mo>
              </mrow>
            </mrow>
          </mrow>
        </mtd>
      </mtr>
    </mtable>
    <annotation encoding="StarMath 5.0"> 
 %pi sub 0 =1
 newline
 %pi sub i =prod from{j=0} to{i-1} {%omega sub j}~ for~ i in [1,n-1]
   </annotation>
  </semantics>
</math>
</file>

<file path=Object 57/content.xml><?xml version="1.0" encoding="utf-8"?>
<math xmlns="http://www.w3.org/1998/Math/MathML">
  <semantics>
    <mrow>
      <mrow>
        <msub>
          <mi>q</mi>
          <mi>i</mi>
        </msub>
        <mo stretchy="false">≤</mo>
        <msub>
          <mi>a</mi>
          <mi>i</mi>
        </msub>
      </mrow>
      <mo stretchy="false">⇒</mo>
      <mrow>
        <mfrac>
          <mrow>
            <msub>
              <mi>q</mi>
              <mi>i</mi>
            </msub>
          </mrow>
          <mrow>
            <msub>
              <mo stretchy="false">π</mo>
              <mi>i</mi>
            </msub>
          </mrow>
        </mfrac>
        <mo stretchy="false">≤</mo>
        <mfrac>
          <mrow>
            <msub>
              <mi>a</mi>
              <mi>i</mi>
            </msub>
          </mrow>
          <mrow>
            <msub>
              <mo stretchy="false">π</mo>
              <mi>i</mi>
            </msub>
          </mrow>
        </mfrac>
      </mrow>
      <mo stretchy="false">⇒</mo>
      <mrow>
        <msub>
          <mi>q</mi>
          <mn>0</mn>
        </msub>
        <mo stretchy="false">≤</mo>
        <mfrac>
          <mrow>
            <msub>
              <mi>a</mi>
              <mi>i</mi>
            </msub>
          </mrow>
          <mrow>
            <msub>
              <mo stretchy="false">π</mo>
              <mi>i</mi>
            </msub>
          </mrow>
        </mfrac>
      </mrow>
    </mrow>
    <annotation encoding="StarMath 5.0">q sub i  &lt;= a sub i  drarrow {q sub i} over {  %pi sub i } &lt;=  {a sub i } over {%pi sub  i} drarrow q sub 0 &lt;= {a sub i } over {%pi sub i}</annotation>
  </semantics>
</math>
</file>

<file path=Object 58/content.xml><?xml version="1.0" encoding="utf-8"?>
<math xmlns="http://www.w3.org/1998/Math/MathML">
  <semantics>
    <mrow>
      <mrow>
        <mfrac>
          <mrow>
            <msub>
              <mi>q</mi>
              <mi>i</mi>
            </msub>
          </mrow>
          <mrow>
            <msub>
              <mi>q</mi>
              <mn>0</mn>
            </msub>
          </mrow>
        </mfrac>
        <mo stretchy="false">=</mo>
        <msub>
          <mo stretchy="false">π</mo>
          <mi>i</mi>
        </msub>
      </mrow>
    </mrow>
    <annotation encoding="StarMath 5.0">{q sub i } over {q sub 0} = %pi sub i</annotation>
  </semantics>
</math>
</file>

<file path=Object 59/content.xml><?xml version="1.0" encoding="utf-8"?>
<math xmlns="http://www.w3.org/1998/Math/MathML">
  <semantics>
    <mrow>
      <mover accent="true">
        <mi>q</mi>
        <mo stretchy="false">⃗</mo>
      </mover>
    </mrow>
    <annotation encoding="StarMath 5.0">vec q </annotation>
  </semantics>
</math>
</file>

<file path=Object 6/content.xml><?xml version="1.0" encoding="utf-8"?>
<math xmlns="http://www.w3.org/1998/Math/MathML">
  <semantics>
    <mrow>
      <mi>p</mi>
      <mo stretchy="false">=</mo>
      <mfrac>
        <mi>m</mi>
        <mi>g</mi>
      </mfrac>
    </mrow>
    <annotation encoding="StarMath 5.0">p= m over g</annotation>
  </semantics>
</math>
</file>

<file path=Object 60/content.xml><?xml version="1.0" encoding="utf-8"?>
<math xmlns="http://www.w3.org/1998/Math/MathML">
  <semantics>
    <mtable>
      <mtr>
        <mtd>
          <mrow>
            <mrow>
              <mfrac>
                <mrow>
                  <msub>
                    <mi>q</mi>
                    <mi>i</mi>
                  </msub>
                </mrow>
                <mrow>
                  <msub>
                    <mi>q</mi>
                    <mrow>
                      <mrow>
                        <mi>i</mi>
                        <mo stretchy="false">−</mo>
                        <mn>1</mn>
                      </mrow>
                    </mrow>
                  </msub>
                </mrow>
              </mfrac>
              <mo stretchy="false">=</mo>
              <msub>
                <mo stretchy="false">ω</mo>
                <mi>i</mi>
              </msub>
            </mrow>
            <mi/>
            <mi mathvariant="italic">for</mi>
            <mi/>
            <mrow>
              <mi>i</mi>
              <mo stretchy="false">∈</mo>
              <mrow>
                <mo stretchy="false">[</mo>
                <mrow>
                  <mn>1,</mn>
                  <mrow>
                    <mi>n</mi>
                    <mo stretchy="false">−</mo>
                    <mn>1</mn>
                  </mrow>
                </mrow>
                <mo stretchy="false">]</mo>
              </mrow>
            </mrow>
          </mrow>
        </mtd>
      </mtr>
      <mtr>
        <mtd>
          <mrow>
            <mrow>
              <mfrac>
                <mrow>
                  <msub>
                    <mi>q</mi>
                    <mn>0</mn>
                  </msub>
                </mrow>
                <mrow>
                  <msub>
                    <mi>q</mi>
                    <mrow>
                      <mrow>
                        <mi>n</mi>
                        <mo stretchy="false">−</mo>
                        <mn>1</mn>
                      </mrow>
                    </mrow>
                  </msub>
                </mrow>
              </mfrac>
              <mo stretchy="false">=</mo>
              <msub>
                <mo stretchy="false">ω</mo>
                <mn>0</mn>
              </msub>
            </mrow>
            <mi/>
            <mi mathvariant="italic">for</mi>
            <mi/>
            <mrow>
              <mi>i</mi>
              <mo stretchy="false">=</mo>
              <mn>0</mn>
            </mrow>
          </mrow>
        </mtd>
      </mtr>
      <mtr>
        <mtd>
          <mrow>
            <mrow>
              <mrow>
                <msub>
                  <mi>q</mi>
                  <mi>i</mi>
                </msub>
              </mrow>
              <mo stretchy="false">≤</mo>
              <msub>
                <mi>a</mi>
                <mi>i</mi>
              </msub>
            </mrow>
            <mi/>
            <mi mathvariant="italic">for</mi>
            <mi/>
            <mrow>
              <mi>i</mi>
              <mo stretchy="false">∈</mo>
              <mrow>
                <mo stretchy="false">[</mo>
                <mrow>
                  <mn>0,</mn>
                  <mrow>
                    <mi>n</mi>
                    <mo stretchy="false">−</mo>
                    <mn>1</mn>
                  </mrow>
                </mrow>
                <mo stretchy="false">]</mo>
              </mrow>
            </mrow>
          </mrow>
        </mtd>
      </mtr>
    </mtable>
    <annotation encoding="StarMath 5.0">{q sub i} over {q sub{i-1}}=%omega sub i ~ for~ i in [1,n-1]
newline 
{q sub 0} over {q sub{n-1}}=%omega sub 0 ~ for~ i=0
newline
{q sub i}&lt;= a sub i ~ for~ i in [0,n-1]</annotation>
  </semantics>
</math>
</file>

<file path=Object 61/content.xml><?xml version="1.0" encoding="utf-8"?>
<math xmlns="http://www.w3.org/1998/Math/MathML">
  <semantics>
    <mrow>
      <mrow>
        <msub>
          <mi>q</mi>
          <mn>0</mn>
        </msub>
        <mo stretchy="false">=</mo>
        <mi mathvariant="italic">min</mi>
      </mrow>
      <mrow>
        <mo stretchy="false">(</mo>
        <mrow>
          <mfrac>
            <mrow>
              <msub>
                <mi>a</mi>
                <mi>i</mi>
              </msub>
            </mrow>
            <mrow>
              <msub>
                <mo stretchy="false">π</mo>
                <mi>i</mi>
              </msub>
            </mrow>
          </mfrac>
        </mrow>
        <mo stretchy="false">)</mo>
      </mrow>
    </mrow>
    <annotation encoding="StarMath 5.0"> q sub 0 =  min (  {a sub i } over {%pi sub i})</annotation>
  </semantics>
</math>
</file>

<file path=Object 62/content.xml><?xml version="1.0" encoding="utf-8"?>
<math xmlns="http://www.w3.org/1998/Math/MathML">
  <semantics>
    <mrow>
      <mrow>
        <msub>
          <mi>q</mi>
          <mi>i</mi>
        </msub>
        <mo stretchy="false">=</mo>
        <mrow>
          <msub>
            <mi>q</mi>
            <mn>0</mn>
          </msub>
          <mo stretchy="false">∗</mo>
          <msub>
            <mo stretchy="false">π</mo>
            <mi>i</mi>
          </msub>
        </mrow>
      </mrow>
    </mrow>
    <annotation encoding="StarMath 5.0"> q sub i =  q sub 0 * %pi sub i</annotation>
  </semantics>
</math>
</file>

<file path=Object 63/content.xml><?xml version="1.0" encoding="utf-8"?>
<math xmlns="http://www.w3.org/1998/Math/MathML">
  <semantics>
    <mrow>
      <mrow>
        <msub>
          <mi>q</mi>
          <mn>0</mn>
        </msub>
        <mo stretchy="false">≤</mo>
        <mfrac>
          <mrow>
            <msub>
              <mi>a</mi>
              <mi>i</mi>
            </msub>
          </mrow>
          <mrow>
            <msub>
              <mo stretchy="false">π</mo>
              <mi>i</mi>
            </msub>
          </mrow>
        </mfrac>
      </mrow>
      <mi mathvariant="italic">for</mi>
      <mrow>
        <mi>i</mi>
        <mo stretchy="false">∈</mo>
        <mrow>
          <mo stretchy="false">[</mo>
          <mrow>
            <mn>0,</mn>
            <mrow>
              <mi>n</mi>
              <mo stretchy="false">−</mo>
              <mn>1</mn>
            </mrow>
          </mrow>
          <mo stretchy="false">]</mo>
        </mrow>
      </mrow>
    </mrow>
    <annotation encoding="StarMath 5.0">q sub 0 &lt;= {a sub i } over {%pi sub i} for i  in [0,n-1] </annotation>
  </semantics>
</math>
</file>

<file path=Object 64/content.xml><?xml version="1.0" encoding="utf-8"?>
<math xmlns="http://www.w3.org/1998/Math/MathML">
  <semantics>
    <mrow>
      <mover accent="true">
        <mi>q</mi>
        <mo stretchy="false">⃗</mo>
      </mover>
    </mrow>
    <annotation encoding="StarMath 5.0">vec q </annotation>
  </semantics>
</math>
</file>

<file path=Object 65/content.xml><?xml version="1.0" encoding="utf-8"?>
<math xmlns="http://www.w3.org/1998/Math/MathML">
  <semantics>
    <mover accent="true">
      <mi>q</mi>
      <mo stretchy="false">⃗</mo>
    </mover>
    <annotation encoding="StarMath 5.0">vec q </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